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780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font-name="Arial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fo:background-color="#e6e6e6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font-name="Arial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e6e6e6"/>
      <style:text-properties style:font-name="Arial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2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Arial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center"/>
      <style:text-properties style:font-name="Arial"/>
    </style:style>
    <style:style style:name="ce27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29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3" table:default-cell-style-name="ce25"/>
        <table:table-column table:style-name="co4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1" office:value-type="string">
            <text:p>Open Source Hardware Survey</text:p>
          </table:covered-table-cell>
          <table:covered-table-cell table:style-name="ce11" office:value-type="string">
            <text:p>Open Source Hardware Survey</text:p>
          </table:covered-table-cell>
          <table:covered-table-cell table:style-name="ce20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ere do you live?</text:p>
          </table:table-cell>
          <table:covered-table-cell table:style-name="ce12" office:value-type="string">
            <text:p>Where do you live?</text:p>
          </table:covered-table-cell>
          <table:covered-table-cell table:style-name="ce12" office:value-type="string">
            <text:p>Where do you live?</text:p>
          </table:covered-table-cell>
          <table:covered-table-cell table:style-name="ce21" office:value-type="string">
            <text:p>Where do you liv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3" office:value-type="string">
            <text:p>Answer Options</text:p>
          </table:covered-table-cell>
          <table:table-cell table:style-name="ce18" office:value-type="string">
            <text:p>Response Percent</text:p>
          </table:table-cell>
          <table:table-cell table:style-name="ce18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ity</text:p>
          </table:table-cell>
          <table:covered-table-cell table:style-name="ce14" office:value-type="string">
            <text:p>City</text:p>
          </table:covered-table-cell>
          <table:table-cell table:style-name="ce19" office:value-type="percentage" office:value="0.936">
            <text:p>93.6%</text:p>
          </table:table-cell>
          <table:table-cell table:style-name="ce22" office:value-type="float" office:value="1408">
            <text:p>140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ountry</text:p>
          </table:table-cell>
          <table:covered-table-cell table:style-name="ce14" office:value-type="string">
            <text:p>Country</text:p>
          </table:covered-table-cell>
          <table:table-cell table:style-name="ce19" office:value-type="percentage" office:value="0.998">
            <text:p>99.8%</text:p>
          </table:table-cell>
          <table:table-cell table:style-name="ce22" office:value-type="float" office:value="1502">
            <text:p>1502</text:p>
          </table:table-cell>
          <table:table-cell office:value-type="string">
            <text:p>Invalid responses: 6</text:p>
          </table:table-cell>
          <table:table-cell table:number-columns-repeated="1019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5" office:value-type="string">
            <text:p>answered question</text:p>
          </table:covered-table-cell>
          <table:covered-table-cell table:style-name="ce15" office:value-type="float" office:value="1505">
            <text:p>1505</text:p>
          </table:covered-table-cell>
          <table:table-cell table:style-name="ce23" office:value-type="float" office:value="1502">
            <text:p>150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6" office:value-type="string">
            <text:p>skipped question</text:p>
          </table:covered-table-cell>
          <table:covered-table-cell table:style-name="ce16" office:value-type="float" office:value="586">
            <text:p>586</text:p>
          </table:covered-table-cell>
          <table:table-cell table:style-name="ce24" office:value-type="float" office:value="589">
            <text:p>58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>
            <text:p>Number</text:p>
          </table:table-cell>
          <table:table-cell table:style-name="ce8" office:value-type="string">
            <text:p>City</text:p>
          </table:table-cell>
          <table:table-cell table:style-name="ce8" office:value-type="string">
            <text:p>Country</text:p>
          </table:table-cell>
          <table:table-cell table:style-name="ce7"/>
          <table:table-cell table:style-name="Default" table:number-columns-repeated="70"/>
          <table:table-cell table:number-columns-repeated="949"/>
          <table:table-cell table:style-name="Default"/>
        </table:table-row>
        <table:table-row table:style-name="ro5">
          <table:table-cell table:style-name="ce9" office:value-type="float" office:value="1">
            <text:p>1</text:p>
          </table:table-cell>
          <table:table-cell office:value-type="string">
            <text:p>Köping</text:p>
          </table:table-cell>
          <table:table-cell office:value-type="string">
            <text:p>Sweden</text:p>
          </table:table-cell>
          <table:table-cell table:number-columns-repeated="2"/>
          <table:table-cell table:style-name="Default" table:number-columns-repeated="70"/>
          <table:table-cell table:number-columns-repeated="949"/>
        </table:table-row>
        <table:table-row table:style-name="ro5">
          <table:table-cell table:style-name="ce9" office:value-type="float" office:value="2">
            <text:p>2</text:p>
          </table:table-cell>
          <table:table-cell office:value-type="string">
            <text:p>Colmenar Viejo (Madrid)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3">
            <text:p>3</text:p>
          </table:table-cell>
          <table:table-cell office:value-type="string">
            <text:p>Romfor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4">
            <text:p>4</text:p>
          </table:table-cell>
          <table:table-cell office:value-type="string">
            <text:p>Pretoria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5">
          <table:table-cell table:style-name="ce9" office:value-type="float" office:value="5">
            <text:p>5</text:p>
          </table:table-cell>
          <table:table-cell office:value-type="string">
            <text:p>none of your business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6">
            <text:p>6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">
            <text:p>7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">
            <text:p>8</text:p>
          </table:table-cell>
          <table:table-cell office:value-type="string">
            <text:p>Deep Creek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5">
          <table:table-cell table:style-name="ce9" office:value-type="float" office:value="9">
            <text:p>9</text:p>
          </table:table-cell>
          <table:table-cell office:value-type="string">
            <text:p>Tacoma,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">
            <text:p>10</text:p>
          </table:table-cell>
          <table:table-cell office:value-type="string">
            <text:p>Oslo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11">
            <text:p>11</text:p>
          </table:table-cell>
          <table:table-cell/>
          <table:table-cell office:value-type="string">
            <text:p>Lithuania</text:p>
          </table:table-cell>
          <table:table-cell table:number-columns-repeated="1021"/>
        </table:table-row>
        <table:table-row table:style-name="ro5">
          <table:table-cell table:style-name="ce9" office:value-type="float" office:value="12">
            <text:p>12</text:p>
          </table:table-cell>
          <table:table-cell office:value-type="string">
            <text:p>Espoo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">
            <text:p>13</text:p>
          </table:table-cell>
          <table:table-cell office:value-type="string">
            <text:p>Washington,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">
            <text:p>14</text:p>
          </table:table-cell>
          <table:table-cell office:value-type="string">
            <text:p>San Salvador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5">
          <table:table-cell table:style-name="ce9" office:value-type="float" office:value="15">
            <text:p>15</text:p>
          </table:table-cell>
          <table:table-cell office:value-type="string">
            <text:p>Easton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">
            <text:p>16</text:p>
          </table:table-cell>
          <table:table-cell office:value-type="string">
            <text:p>Dayton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">
            <text:p>17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8">
            <text:p>18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">
            <text:p>19</text:p>
          </table:table-cell>
          <table:table-cell office:value-type="string">
            <text:p>Trondheim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20">
            <text:p>20</text:p>
          </table:table-cell>
          <table:table-cell office:value-type="string">
            <text:p>Brown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">
            <text:p>21</text:p>
          </table:table-cell>
          <table:table-cell office:value-type="string">
            <text:p>Maastrich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22">
            <text:p>22</text:p>
          </table:table-cell>
          <table:table-cell office:value-type="string">
            <text:p>Bhubaneswar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3">
            <text:p>23</text:p>
          </table:table-cell>
          <table:table-cell office:value-type="string">
            <text:p>Zurich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24">
            <text:p>24</text:p>
          </table:table-cell>
          <table:table-cell office:value-type="string">
            <text:p>Syracuse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">
            <text:p>25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26">
            <text:p>26</text:p>
          </table:table-cell>
          <table:table-cell office:value-type="string">
            <text:p>Brenha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">
            <text:p>27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8">
            <text:p>28</text:p>
          </table:table-cell>
          <table:table-cell/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29">
            <text:p>29</text:p>
          </table:table-cell>
          <table:table-cell office:value-type="string">
            <text:p>Aveir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30">
            <text:p>30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1">
            <text:p>31</text:p>
          </table:table-cell>
          <table:table-cell office:value-type="string">
            <text:p>Ralei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">
            <text:p>32</text:p>
          </table:table-cell>
          <table:table-cell office:value-type="string">
            <text:p>Cincinnat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3">
            <text:p>33</text:p>
          </table:table-cell>
          <table:table-cell office:value-type="string">
            <text:p>Old Fort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4">
            <text:p>34</text:p>
          </table:table-cell>
          <table:table-cell office:value-type="string">
            <text:p>Florence, Alaba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">
            <text:p>35</text:p>
          </table:table-cell>
          <table:table-cell/>
          <table:table-cell office:value-type="string">
            <text:p>Thailand</text:p>
          </table:table-cell>
          <table:table-cell table:number-columns-repeated="1021"/>
        </table:table-row>
        <table:table-row table:style-name="ro5">
          <table:table-cell table:style-name="ce9" office:value-type="float" office:value="36">
            <text:p>36</text:p>
          </table:table-cell>
          <table:table-cell office:value-type="string">
            <text:p>Solari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37">
            <text:p>37</text:p>
          </table:table-cell>
          <table:table-cell office:value-type="string">
            <text:p>Stanford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">
            <text:p>38</text:p>
          </table:table-cell>
          <table:table-cell office:value-type="string">
            <text:p>Nap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">
            <text:p>39</text:p>
          </table:table-cell>
          <table:table-cell office:value-type="string">
            <text:p>Speyer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40">
            <text:p>40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">
            <text:p>41</text:p>
          </table:table-cell>
          <table:table-cell office:value-type="string">
            <text:p>Myrtle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">
            <text:p>42</text:p>
          </table:table-cell>
          <table:table-cell office:value-type="string">
            <text:p>Maastrich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43">
            <text:p>43</text:p>
          </table:table-cell>
          <table:table-cell office:value-type="string">
            <text:p>Monc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44">
            <text:p>44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45">
            <text:p>45</text:p>
          </table:table-cell>
          <table:table-cell office:value-type="string">
            <text:p>Amsterdam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46">
            <text:p>46</text:p>
          </table:table-cell>
          <table:table-cell office:value-type="string">
            <text:p>Gent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47">
            <text:p>47</text:p>
          </table:table-cell>
          <table:table-cell office:value-type="string">
            <text:p>Santa Cru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8">
            <text:p>48</text:p>
          </table:table-cell>
          <table:table-cell office:value-type="string">
            <text:p>Providenc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9">
            <text:p>49</text:p>
          </table:table-cell>
          <table:table-cell office:value-type="string">
            <text:p>Prague</text:p>
          </table:table-cell>
          <table:table-cell office:value-type="string">
            <text:p>Czech Republic</text:p>
          </table:table-cell>
          <table:table-cell table:number-columns-repeated="1021"/>
        </table:table-row>
        <table:table-row table:style-name="ro5">
          <table:table-cell table:style-name="ce9" office:value-type="float" office:value="50">
            <text:p>50</text:p>
          </table:table-cell>
          <table:table-cell office:value-type="string">
            <text:p>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51">
            <text:p>51</text:p>
          </table:table-cell>
          <table:table-cell/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52">
            <text:p>52</text:p>
          </table:table-cell>
          <table:table-cell office:value-type="string">
            <text:p>Fort Walton Beach, F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">
            <text:p>53</text:p>
          </table:table-cell>
          <table:table-cell office:value-type="string">
            <text:p>Ann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">
            <text:p>54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55">
            <text:p>55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56">
            <text:p>56</text:p>
          </table:table-cell>
          <table:table-cell office:value-type="string">
            <text:p>Gothenbu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57">
            <text:p>57</text:p>
          </table:table-cell>
          <table:table-cell office:value-type="string">
            <text:p>Stockholm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58">
            <text:p>58</text:p>
          </table:table-cell>
          <table:table-cell office:value-type="string">
            <text:p>Atlan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">
            <text:p>59</text:p>
          </table:table-cell>
          <table:table-cell office:value-type="string">
            <text:p>Tam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">
            <text:p>60</text:p>
          </table:table-cell>
          <table:table-cell/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61">
            <text:p>61</text:p>
          </table:table-cell>
          <table:table-cell office:value-type="string">
            <text:p>Vienna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62">
            <text:p>62</text:p>
          </table:table-cell>
          <table:table-cell office:value-type="string">
            <text:p>Sassari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63">
            <text:p>63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64">
            <text:p>64</text:p>
          </table:table-cell>
          <table:table-cell office:value-type="string">
            <text:p>Redwood City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">
            <text:p>65</text:p>
          </table:table-cell>
          <table:table-cell office:value-type="string">
            <text:p>shiraz</text:p>
          </table:table-cell>
          <table:table-cell office:value-type="string">
            <text:p>Iran</text:p>
          </table:table-cell>
          <table:table-cell table:number-columns-repeated="1021"/>
        </table:table-row>
        <table:table-row table:style-name="ro5">
          <table:table-cell table:style-name="ce9" office:value-type="float" office:value="66">
            <text:p>66</text:p>
          </table:table-cell>
          <table:table-cell office:value-type="string">
            <text:p>Bosto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">
            <text:p>67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68">
            <text:p>68</text:p>
          </table:table-cell>
          <table:table-cell office:value-type="string">
            <text:p>Neptune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9">
            <text:p>69</text:p>
          </table:table-cell>
          <table:table-cell office:value-type="string">
            <text:p>Rochester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0">
            <text:p>70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71">
            <text:p>71</text:p>
          </table:table-cell>
          <table:table-cell office:value-type="string">
            <text:p>Dayville, 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2">
            <text:p>72</text:p>
          </table:table-cell>
          <table:table-cell office:value-type="string">
            <text:p>Winnipe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3">
            <text:p>73</text:p>
          </table:table-cell>
          <table:table-cell office:value-type="string">
            <text:p>El Segund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">
            <text:p>74</text:p>
          </table:table-cell>
          <table:table-cell office:value-type="string">
            <text:p>Auckland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75">
            <text:p>75</text:p>
          </table:table-cell>
          <table:table-cell office:value-type="string">
            <text:p>Marstons Mills, Massachusett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">
            <text:p>76</text:p>
          </table:table-cell>
          <table:table-cell office:value-type="string">
            <text:p>graz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77">
            <text:p>77</text:p>
          </table:table-cell>
          <table:table-cell office:value-type="string">
            <text:p>A Coruñ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8">
            <text:p>78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9">
            <text:p>79</text:p>
          </table:table-cell>
          <table:table-cell/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80">
            <text:p>80</text:p>
          </table:table-cell>
          <table:table-cell office:value-type="string">
            <text:p>Waterloo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1">
            <text:p>81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2">
            <text:p>82</text:p>
          </table:table-cell>
          <table:table-cell office:value-type="string">
            <text:p>Elg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3">
            <text:p>83</text:p>
          </table:table-cell>
          <table:table-cell office:value-type="string">
            <text:p>Budapest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5">
          <table:table-cell table:style-name="ce9" office:value-type="float" office:value="84">
            <text:p>84</text:p>
          </table:table-cell>
          <table:table-cell office:value-type="string">
            <text:p>Leipzi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5">
            <text:p>85</text:p>
          </table:table-cell>
          <table:table-cell office:value-type="string">
            <text:p>Caracas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5">
          <table:table-cell table:style-name="ce9" office:value-type="float" office:value="86">
            <text:p>86</text:p>
          </table:table-cell>
          <table:table-cell office:value-type="string">
            <text:p>Butt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">
            <text:p>87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8">
            <text:p>88</text:p>
          </table:table-cell>
          <table:table-cell office:value-type="string">
            <text:p>Hickory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9">
            <text:p>89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0">
            <text:p>90</text:p>
          </table:table-cell>
          <table:table-cell office:value-type="string">
            <text:p>Atlan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">
            <text:p>91</text:p>
          </table:table-cell>
          <table:table-cell office:value-type="string">
            <text:p>Aarhus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92">
            <text:p>92</text:p>
          </table:table-cell>
          <table:table-cell office:value-type="string">
            <text:p>Bosto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">
            <text:p>93</text:p>
          </table:table-cell>
          <table:table-cell office:value-type="string">
            <text:p>Ridg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4">
            <text:p>94</text:p>
          </table:table-cell>
          <table:table-cell office:value-type="string">
            <text:p>Lewisville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">
            <text:p>95</text:p>
          </table:table-cell>
          <table:table-cell office:value-type="string">
            <text:p>Pis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96">
            <text:p>96</text:p>
          </table:table-cell>
          <table:table-cell office:value-type="string">
            <text:p>Dav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7">
            <text:p>97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98">
            <text:p>98</text:p>
          </table:table-cell>
          <table:table-cell office:value-type="string">
            <text:p>Varna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5">
          <table:table-cell table:style-name="ce9" office:value-type="float" office:value="99">
            <text:p>99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">
            <text:p>100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1">
            <text:p>101</text:p>
          </table:table-cell>
          <table:table-cell office:value-type="string">
            <text:p>Buggenhout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02">
            <text:p>102</text:p>
          </table:table-cell>
          <table:table-cell office:value-type="string">
            <text:p>Covilhã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03">
            <text:p>103</text:p>
          </table:table-cell>
          <table:table-cell office:value-type="string">
            <text:p>Fortaleza - CE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04">
            <text:p>104</text:p>
          </table:table-cell>
          <table:table-cell office:value-type="string">
            <text:p>Tucson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5">
            <text:p>105</text:p>
          </table:table-cell>
          <table:table-cell office:value-type="string">
            <text:p>Minneapolis,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">
            <text:p>106</text:p>
          </table:table-cell>
          <table:table-cell table:number-columns-repeated="2" office:value-type="string">
            <text:p>Panama</text:p>
          </table:table-cell>
          <table:table-cell table:number-columns-repeated="1021"/>
        </table:table-row>
        <table:table-row table:style-name="ro5">
          <table:table-cell table:style-name="ce9" office:value-type="float" office:value="107">
            <text:p>107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">
            <text:p>108</text:p>
          </table:table-cell>
          <table:table-cell office:value-type="string">
            <text:p>Johnson City T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">
            <text:p>1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10">
            <text:p>110</text:p>
          </table:table-cell>
          <table:table-cell office:value-type="string">
            <text:p>Cambridg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">
            <text:p>111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">
            <text:p>112</text:p>
          </table:table-cell>
          <table:table-cell office:value-type="string">
            <text:p>Spartan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3">
            <text:p>113</text:p>
          </table:table-cell>
          <table:table-cell office:value-type="string">
            <text:p>Beijing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114">
            <text:p>114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5">
            <text:p>115</text:p>
          </table:table-cell>
          <table:table-cell office:value-type="string">
            <text:p>Osaka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5">
          <table:table-cell table:style-name="ce9" office:value-type="float" office:value="116">
            <text:p>116</text:p>
          </table:table-cell>
          <table:table-cell office:value-type="string">
            <text:p>Holbrook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7">
            <text:p>117</text:p>
          </table:table-cell>
          <table:table-cell office:value-type="string">
            <text:p>New Paltz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">
            <text:p>118</text:p>
          </table:table-cell>
          <table:table-cell office:value-type="string">
            <text:p>Daniel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">
            <text:p>119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0">
            <text:p>120</text:p>
          </table:table-cell>
          <table:table-cell office:value-type="string">
            <text:p>Geneva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1">
            <text:p>121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5">
          <table:table-cell table:style-name="ce9" office:value-type="float" office:value="122">
            <text:p>122</text:p>
          </table:table-cell>
          <table:table-cell/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23">
            <text:p>123</text:p>
          </table:table-cell>
          <table:table-cell office:value-type="string">
            <text:p>athens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5">
          <table:table-cell table:style-name="ce9" office:value-type="float" office:value="124">
            <text:p>124</text:p>
          </table:table-cell>
          <table:table-cell office:value-type="string">
            <text:p>Snowdonia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5">
            <text:p>125</text:p>
          </table:table-cell>
          <table:table-cell office:value-type="string">
            <text:p>Holli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6">
            <text:p>126</text:p>
          </table:table-cell>
          <table:table-cell office:value-type="string">
            <text:p>Florianopolis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27">
            <text:p>127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8">
            <text:p>12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9">
            <text:p>129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0">
            <text:p>130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31">
            <text:p>131</text:p>
          </table:table-cell>
          <table:table-cell office:value-type="string">
            <text:p>lyngby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132">
            <text:p>132</text:p>
          </table:table-cell>
          <table:table-cell office:value-type="string">
            <text:p>Southampt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33">
            <text:p>133</text:p>
          </table:table-cell>
          <table:table-cell office:value-type="string">
            <text:p>Mannheim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4">
            <text:p>134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5">
            <text:p>135</text:p>
          </table:table-cell>
          <table:table-cell office:value-type="string">
            <text:p>St Roch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6">
            <text:p>136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">
            <text:p>137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38">
            <text:p>138</text:p>
          </table:table-cell>
          <table:table-cell office:value-type="string">
            <text:p>marin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">
            <text:p>139</text:p>
          </table:table-cell>
          <table:table-cell office:value-type="string">
            <text:p>Auckland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40">
            <text:p>140</text:p>
          </table:table-cell>
          <table:table-cell/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41">
            <text:p>141</text:p>
          </table:table-cell>
          <table:table-cell office:value-type="string">
            <text:p>Tam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">
            <text:p>142</text:p>
          </table:table-cell>
          <table:table-cell office:value-type="string">
            <text:p>Edmon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3">
            <text:p>143</text:p>
          </table:table-cell>
          <table:table-cell office:value-type="string">
            <text:p>Aust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">
            <text:p>144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">
            <text:p>145</text:p>
          </table:table-cell>
          <table:table-cell office:value-type="string">
            <text:p>Englewoo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">
            <text:p>146</text:p>
          </table:table-cell>
          <table:table-cell office:value-type="string">
            <text:p>Washington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">
            <text:p>147</text:p>
          </table:table-cell>
          <table:table-cell office:value-type="string">
            <text:p>Greens Fork, India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">
            <text:p>148</text:p>
          </table:table-cell>
          <table:table-cell office:value-type="string">
            <text:p>Salin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49">
            <text:p>149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150">
            <text:p>150</text:p>
          </table:table-cell>
          <table:table-cell office:value-type="string">
            <text:p>Lexingto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1">
            <text:p>151</text:p>
          </table:table-cell>
          <table:table-cell office:value-type="string">
            <text:p>Concor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2">
            <text:p>152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3">
            <text:p>153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54">
            <text:p>154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5">
            <text:p>155</text:p>
          </table:table-cell>
          <table:table-cell office:value-type="string">
            <text:p>Rome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6">
            <text:p>156</text:p>
          </table:table-cell>
          <table:table-cell office:value-type="string">
            <text:p>St. Pau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7">
            <text:p>157</text:p>
          </table:table-cell>
          <table:table-cell office:value-type="string">
            <text:p>Perth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58">
            <text:p>158</text:p>
          </table:table-cell>
          <table:table-cell office:value-type="string">
            <text:p>Walnut Creek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9">
            <text:p>159</text:p>
          </table:table-cell>
          <table:table-cell office:value-type="string">
            <text:p>Staten Island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0">
            <text:p>160</text:p>
          </table:table-cell>
          <table:table-cell office:value-type="string">
            <text:p>Arroyo Grand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1">
            <text:p>161</text:p>
          </table:table-cell>
          <table:table-cell office:value-type="string">
            <text:p>Long Beach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2">
            <text:p>162</text:p>
          </table:table-cell>
          <table:table-cell office:value-type="string">
            <text:p>Reston, Virgi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10" office:value-type="float" office:value="163">
            <text:p>163</text:p>
          </table:table-cell>
          <table:table-cell table:style-name="ce17" office:value-type="float" office:value="4705">
            <text:p>4705</text:p>
          </table:table-cell>
          <table:table-cell table:style-name="ce17" office:value-type="float" office:value="404">
            <text:p>404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164">
            <text:p>164</text:p>
          </table:table-cell>
          <table:table-cell office:value-type="string">
            <text:p>Bron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5">
            <text:p>165</text:p>
          </table:table-cell>
          <table:table-cell office:value-type="string">
            <text:p>Medellin</text:p>
          </table:table-cell>
          <table:table-cell office:value-type="string">
            <text:p>Colombia</text:p>
          </table:table-cell>
          <table:table-cell table:number-columns-repeated="1021"/>
        </table:table-row>
        <table:table-row table:style-name="ro5">
          <table:table-cell table:style-name="ce9" office:value-type="float" office:value="166">
            <text:p>166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67">
            <text:p>167</text:p>
          </table:table-cell>
          <table:table-cell office:value-type="string">
            <text:p>York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68">
            <text:p>168</text:p>
          </table:table-cell>
          <table:table-cell office:value-type="string">
            <text:p>Tijuana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69">
            <text:p>169</text:p>
          </table:table-cell>
          <table:table-cell office:value-type="string">
            <text:p>summerland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70">
            <text:p>170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1">
            <text:p>171</text:p>
          </table:table-cell>
          <table:table-cell table:number-columns-repeated="2"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9" office:value-type="float" office:value="172">
            <text:p>172</text:p>
          </table:table-cell>
          <table:table-cell office:value-type="string">
            <text:p>Mount Orab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3">
            <text:p>173</text:p>
          </table:table-cell>
          <table:table-cell office:value-type="string">
            <text:p>Mobi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4">
            <text:p>174</text:p>
          </table:table-cell>
          <table:table-cell office:value-type="string">
            <text:p>Blacks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5">
            <text:p>175</text:p>
          </table:table-cell>
          <table:table-cell office:value-type="string">
            <text:p>Cebu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5">
          <table:table-cell table:style-name="ce9" office:value-type="float" office:value="176">
            <text:p>176</text:p>
          </table:table-cell>
          <table:table-cell office:value-type="string">
            <text:p>milpit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7">
            <text:p>177</text:p>
          </table:table-cell>
          <table:table-cell office:value-type="string">
            <text:p>Boulder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8">
            <text:p>178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79">
            <text:p>179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80">
            <text:p>180</text:p>
          </table:table-cell>
          <table:table-cell office:value-type="string">
            <text:p>FES</text:p>
          </table:table-cell>
          <table:table-cell office:value-type="string">
            <text:p>Morocco</text:p>
          </table:table-cell>
          <table:table-cell table:number-columns-repeated="1021"/>
        </table:table-row>
        <table:table-row table:style-name="ro5">
          <table:table-cell table:style-name="ce9" office:value-type="float" office:value="181">
            <text:p>181</text:p>
          </table:table-cell>
          <table:table-cell office:value-type="string">
            <text:p>Minsk</text:p>
          </table:table-cell>
          <table:table-cell office:value-type="string">
            <text:p>Belarus</text:p>
          </table:table-cell>
          <table:table-cell table:number-columns-repeated="1021"/>
        </table:table-row>
        <table:table-row table:style-name="ro5">
          <table:table-cell table:style-name="ce9" office:value-type="float" office:value="182">
            <text:p>182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83">
            <text:p>183</text:p>
          </table:table-cell>
          <table:table-cell office:value-type="string">
            <text:p>Riverton, W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84">
            <text:p>184</text:p>
          </table:table-cell>
          <table:table-cell office:value-type="string">
            <text:p>Brist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85">
            <text:p>185</text:p>
          </table:table-cell>
          <table:table-cell office:value-type="string">
            <text:p>San Francisc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86">
            <text:p>186</text:p>
          </table:table-cell>
          <table:table-cell office:value-type="string">
            <text:p>Coimbr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87">
            <text:p>187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88">
            <text:p>188</text:p>
          </table:table-cell>
          <table:table-cell office:value-type="string">
            <text:p>Oak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89">
            <text:p>189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0">
            <text:p>190</text:p>
          </table:table-cell>
          <table:table-cell office:value-type="string">
            <text:p>Atlan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1">
            <text:p>191</text:p>
          </table:table-cell>
          <table:table-cell office:value-type="string">
            <text:p>Falls Church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2">
            <text:p>192</text:p>
          </table:table-cell>
          <table:table-cell office:value-type="string">
            <text:p>Zion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3">
            <text:p>193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4">
            <text:p>194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195">
            <text:p>195</text:p>
          </table:table-cell>
          <table:table-cell office:value-type="string">
            <text:p>Saler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96">
            <text:p>196</text:p>
          </table:table-cell>
          <table:table-cell office:value-type="string">
            <text:p>Gaithersburg, Mary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7">
            <text:p>197</text:p>
          </table:table-cell>
          <table:table-cell office:value-type="string">
            <text:p>Kenosha,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98">
            <text:p>198</text:p>
          </table:table-cell>
          <table:table-cell office:value-type="string">
            <text:p>Brist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99">
            <text:p>199</text:p>
          </table:table-cell>
          <table:table-cell office:value-type="string">
            <text:p>Carrollto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00">
            <text:p>200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table:number-columns-repeated="1021"/>
        </table:table-row>
        <table:table-row table:style-name="ro5">
          <table:table-cell table:style-name="ce9" office:value-type="float" office:value="201">
            <text:p>201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02">
            <text:p>202</text:p>
          </table:table-cell>
          <table:table-cell office:value-type="string">
            <text:p>Hano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03">
            <text:p>203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204">
            <text:p>204</text:p>
          </table:table-cell>
          <table:table-cell office:value-type="string">
            <text:p>Highland Pa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05">
            <text:p>205</text:p>
          </table:table-cell>
          <table:table-cell office:value-type="string">
            <text:p>Austin Tex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06">
            <text:p>206</text:p>
          </table:table-cell>
          <table:table-cell office:value-type="string">
            <text:p>Kharkov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5">
          <table:table-cell table:style-name="ce9" office:value-type="float" office:value="207">
            <text:p>207</text:p>
          </table:table-cell>
          <table:table-cell office:value-type="string">
            <text:p>Boston are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08">
            <text:p>208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09">
            <text:p>209</text:p>
          </table:table-cell>
          <table:table-cell office:value-type="string">
            <text:p>Taco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0">
            <text:p>210</text:p>
          </table:table-cell>
          <table:table-cell office:value-type="string">
            <text:p>Bright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211">
            <text:p>211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2">
            <text:p>212</text:p>
          </table:table-cell>
          <table:table-cell office:value-type="string">
            <text:p>Limerick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213">
            <text:p>213</text:p>
          </table:table-cell>
          <table:table-cell office:value-type="string">
            <text:p>Sacrament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4">
            <text:p>214</text:p>
          </table:table-cell>
          <table:table-cell office:value-type="string">
            <text:p>Milwauke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5">
            <text:p>215</text:p>
          </table:table-cell>
          <table:table-cell office:value-type="string">
            <text:p>Cohasset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6">
            <text:p>216</text:p>
          </table:table-cell>
          <table:table-cell office:value-type="string">
            <text:p>Copenhagen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217">
            <text:p>217</text:p>
          </table:table-cell>
          <table:table-cell office:value-type="string">
            <text:p>Waterlo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18">
            <text:p>218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19">
            <text:p>219</text:p>
          </table:table-cell>
          <table:table-cell office:value-type="string">
            <text:p>Moscow</text:p>
          </table:table-cell>
          <table:table-cell office:value-type="string">
            <text:p>Russia</text:p>
          </table:table-cell>
          <table:table-cell table:number-columns-repeated="1021"/>
        </table:table-row>
        <table:table-row table:style-name="ro5">
          <table:table-cell table:style-name="ce9" office:value-type="float" office:value="220">
            <text:p>220</text:p>
          </table:table-cell>
          <table:table-cell office:value-type="string">
            <text:p>Cusco</text:p>
          </table:table-cell>
          <table:table-cell office:value-type="string">
            <text:p>Peru</text:p>
          </table:table-cell>
          <table:table-cell table:number-columns-repeated="1021"/>
        </table:table-row>
        <table:table-row table:style-name="ro5">
          <table:table-cell table:style-name="ce9" office:value-type="float" office:value="221">
            <text:p>221</text:p>
          </table:table-cell>
          <table:table-cell office:value-type="string">
            <text:p>Ashburn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22">
            <text:p>222</text:p>
          </table:table-cell>
          <table:table-cell office:value-type="string">
            <text:p>M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23">
            <text:p>223</text:p>
          </table:table-cell>
          <table:table-cell office:value-type="string">
            <text:p>Prague</text:p>
          </table:table-cell>
          <table:table-cell office:value-type="string">
            <text:p>Czech Republic</text:p>
          </table:table-cell>
          <table:table-cell table:number-columns-repeated="1021"/>
        </table:table-row>
        <table:table-row table:style-name="ro5">
          <table:table-cell table:style-name="ce9" office:value-type="float" office:value="224">
            <text:p>224</text:p>
          </table:table-cell>
          <table:table-cell office:value-type="string">
            <text:p>Columbus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25">
            <text:p>225</text:p>
          </table:table-cell>
          <table:table-cell office:value-type="string">
            <text:p>Par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26">
            <text:p>226</text:p>
          </table:table-cell>
          <table:table-cell/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227">
            <text:p>227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28">
            <text:p>228</text:p>
          </table:table-cell>
          <table:table-cell office:value-type="string">
            <text:p>Christians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29">
            <text:p>229</text:p>
          </table:table-cell>
          <table:table-cell office:value-type="string">
            <text:p>zurich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230">
            <text:p>230</text:p>
          </table:table-cell>
          <table:table-cell office:value-type="string">
            <text:p>Edmon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31">
            <text:p>231</text:p>
          </table:table-cell>
          <table:table-cell office:value-type="string">
            <text:p>Loui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32">
            <text:p>232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233">
            <text:p>233</text:p>
          </table:table-cell>
          <table:table-cell office:value-type="string">
            <text:p>Oaxaca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234">
            <text:p>234</text:p>
          </table:table-cell>
          <table:table-cell office:value-type="string">
            <text:p>Zürich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235">
            <text:p>235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236">
            <text:p>236</text:p>
          </table:table-cell>
          <table:table-cell office:value-type="string">
            <text:p>Saint Paul,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37">
            <text:p>237</text:p>
          </table:table-cell>
          <table:table-cell office:value-type="string">
            <text:p>Cambridg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38">
            <text:p>238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39">
            <text:p>239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40">
            <text:p>240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41">
            <text:p>241</text:p>
          </table:table-cell>
          <table:table-cell office:value-type="string">
            <text:p>Fredericksburg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2">
            <text:p>242</text:p>
          </table:table-cell>
          <table:table-cell office:value-type="string">
            <text:p>Western Springs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3">
            <text:p>243</text:p>
          </table:table-cell>
          <table:table-cell office:value-type="string">
            <text:p>near Spokane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4">
            <text:p>244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5">
            <text:p>245</text:p>
          </table:table-cell>
          <table:table-cell office:value-type="string">
            <text:p>Stillwater, O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6">
            <text:p>246</text:p>
          </table:table-cell>
          <table:table-cell office:value-type="string">
            <text:p>Austi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7">
            <text:p>247</text:p>
          </table:table-cell>
          <table:table-cell office:value-type="string">
            <text:p>Minneso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48">
            <text:p>248</text:p>
          </table:table-cell>
          <table:table-cell office:value-type="string">
            <text:p>Lancaster Park, Albert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49">
            <text:p>249</text:p>
          </table:table-cell>
          <table:table-cell office:value-type="string">
            <text:p>San Jose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0">
            <text:p>250</text:p>
          </table:table-cell>
          <table:table-cell office:value-type="string">
            <text:p>Altoona, 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1">
            <text:p>251</text:p>
          </table:table-cell>
          <table:table-cell office:value-type="string">
            <text:p>Alexandria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2">
            <text:p>252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3">
            <text:p>253</text:p>
          </table:table-cell>
          <table:table-cell office:value-type="string">
            <text:p>Ken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4">
            <text:p>254</text:p>
          </table:table-cell>
          <table:table-cell office:value-type="string">
            <text:p>Atlanta, Georg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5">
            <text:p>25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56">
            <text:p>256</text:p>
          </table:table-cell>
          <table:table-cell office:value-type="string">
            <text:p>Amman/East Jerusalem</text:p>
          </table:table-cell>
          <table:table-cell office:value-type="string">
            <text:p>Jordan / Palestine</text:p>
          </table:table-cell>
          <table:table-cell table:number-columns-repeated="1021"/>
        </table:table-row>
        <table:table-row table:style-name="ro5">
          <table:table-cell table:style-name="ce9" office:value-type="float" office:value="257">
            <text:p>257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8">
            <text:p>258</text:p>
          </table:table-cell>
          <table:table-cell office:value-type="string">
            <text:p>San Dieg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59">
            <text:p>259</text:p>
          </table:table-cell>
          <table:table-cell office:value-type="string">
            <text:p>New York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0">
            <text:p>260</text:p>
          </table:table-cell>
          <table:table-cell office:value-type="string">
            <text:p>Frei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261">
            <text:p>26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2">
            <text:p>262</text:p>
          </table:table-cell>
          <table:table-cell office:value-type="string">
            <text:p>Reston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3">
            <text:p>263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4">
            <text:p>264</text:p>
          </table:table-cell>
          <table:table-cell office:value-type="string">
            <text:p>Firenze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265">
            <text:p>265</text:p>
          </table:table-cell>
          <table:table-cell office:value-type="string">
            <text:p>Bay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6">
            <text:p>266</text:p>
          </table:table-cell>
          <table:table-cell office:value-type="string">
            <text:p>Koazhikod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67">
            <text:p>267</text:p>
          </table:table-cell>
          <table:table-cell office:value-type="string">
            <text:p>Charlott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68">
            <text:p>268</text:p>
          </table:table-cell>
          <table:table-cell office:value-type="string">
            <text:p>richmond hil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269">
            <text:p>269</text:p>
          </table:table-cell>
          <table:table-cell office:value-type="string">
            <text:p>Orlando, Florid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0">
            <text:p>270</text:p>
          </table:table-cell>
          <table:table-cell office:value-type="string">
            <text:p>Colorado Spring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1">
            <text:p>271</text:p>
          </table:table-cell>
          <table:table-cell office:value-type="string">
            <text:p>Rydsgaard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272">
            <text:p>272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73">
            <text:p>273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4">
            <text:p>274</text:p>
          </table:table-cell>
          <table:table-cell office:value-type="string">
            <text:p>Bariloche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275">
            <text:p>275</text:p>
          </table:table-cell>
          <table:table-cell office:value-type="string">
            <text:p>Budapest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5">
          <table:table-cell table:style-name="ce9" office:value-type="float" office:value="276">
            <text:p>276</text:p>
          </table:table-cell>
          <table:table-cell office:value-type="string">
            <text:p>Santa Moni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7">
            <text:p>277</text:p>
          </table:table-cell>
          <table:table-cell office:value-type="string">
            <text:p>Keytesville, M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78">
            <text:p>278</text:p>
          </table:table-cell>
          <table:table-cell office:value-type="string">
            <text:p>OXFOR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279">
            <text:p>279</text:p>
          </table:table-cell>
          <table:table-cell office:value-type="string">
            <text:p>Far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280">
            <text:p>280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1">
            <text:p>281</text:p>
          </table:table-cell>
          <table:table-cell office:value-type="string">
            <text:p>Everet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2">
            <text:p>282</text:p>
          </table:table-cell>
          <table:table-cell office:value-type="string">
            <text:p>Adlie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3">
            <text:p>283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84">
            <text:p>284</text:p>
          </table:table-cell>
          <table:table-cell office:value-type="string">
            <text:p>Kansas City, M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5">
            <text:p>285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6">
            <text:p>286</text:p>
          </table:table-cell>
          <table:table-cell office:value-type="string">
            <text:p>South Bend, 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7">
            <text:p>287</text:p>
          </table:table-cell>
          <table:table-cell office:value-type="string">
            <text:p>Lafayette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8">
            <text:p>288</text:p>
          </table:table-cell>
          <table:table-cell office:value-type="string">
            <text:p>mount airy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89">
            <text:p>289</text:p>
          </table:table-cell>
          <table:table-cell office:value-type="string">
            <text:p>Choctaw, O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0">
            <text:p>290</text:p>
          </table:table-cell>
          <table:table-cell office:value-type="string">
            <text:p>astor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1">
            <text:p>291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2">
            <text:p>292</text:p>
          </table:table-cell>
          <table:table-cell office:value-type="string">
            <text:p>seville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293">
            <text:p>293</text:p>
          </table:table-cell>
          <table:table-cell office:value-type="string">
            <text:p>Westmin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4">
            <text:p>294</text:p>
          </table:table-cell>
          <table:table-cell office:value-type="string">
            <text:p>Dougl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5">
            <text:p>29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6">
            <text:p>296</text:p>
          </table:table-cell>
          <table:table-cell office:value-type="string">
            <text:p>Gaithersburg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7">
            <text:p>297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298">
            <text:p>298</text:p>
          </table:table-cell>
          <table:table-cell office:value-type="string">
            <text:p>Brant Lake, 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299">
            <text:p>299</text:p>
          </table:table-cell>
          <table:table-cell office:value-type="string">
            <text:p>Nashu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0">
            <text:p>300</text:p>
          </table:table-cell>
          <table:table-cell office:value-type="string">
            <text:p>Ken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1">
            <text:p>301</text:p>
          </table:table-cell>
          <table:table-cell office:value-type="string">
            <text:p>St. Lou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2">
            <text:p>302</text:p>
          </table:table-cell>
          <table:table-cell office:value-type="string">
            <text:p>Carme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3">
            <text:p>303</text:p>
          </table:table-cell>
          <table:table-cell office:value-type="string">
            <text:p>St. Pau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4">
            <text:p>304</text:p>
          </table:table-cell>
          <table:table-cell office:value-type="string">
            <text:p>Burnab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05">
            <text:p>305</text:p>
          </table:table-cell>
          <table:table-cell office:value-type="string">
            <text:p>Canaran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306">
            <text:p>306</text:p>
          </table:table-cell>
          <table:table-cell office:value-type="string">
            <text:p>Golde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7">
            <text:p>307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8">
            <text:p>308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09">
            <text:p>309</text:p>
          </table:table-cell>
          <table:table-cell office:value-type="string">
            <text:p>taipei</text:p>
          </table:table-cell>
          <table:table-cell office:value-type="string">
            <text:p>Taiwan</text:p>
          </table:table-cell>
          <table:table-cell table:number-columns-repeated="1021"/>
        </table:table-row>
        <table:table-row table:style-name="ro5">
          <table:table-cell table:style-name="ce9" office:value-type="float" office:value="310">
            <text:p>310</text:p>
          </table:table-cell>
          <table:table-cell office:value-type="string">
            <text:p>Sheffiel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311">
            <text:p>31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12">
            <text:p>312</text:p>
          </table:table-cell>
          <table:table-cell office:value-type="string">
            <text:p>Kuala Belait</text:p>
          </table:table-cell>
          <table:table-cell office:value-type="string">
            <text:p>Brunei</text:p>
          </table:table-cell>
          <table:table-cell table:number-columns-repeated="1021"/>
        </table:table-row>
        <table:table-row table:style-name="ro5">
          <table:table-cell table:style-name="ce9" office:value-type="float" office:value="313">
            <text:p>313</text:p>
          </table:table-cell>
          <table:table-cell office:value-type="string">
            <text:p>Ashikaga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5">
          <table:table-cell table:style-name="ce9" office:value-type="float" office:value="314">
            <text:p>314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315">
            <text:p>315</text:p>
          </table:table-cell>
          <table:table-cell office:value-type="string">
            <text:p>Eindhoven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316">
            <text:p>316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317">
            <text:p>317</text:p>
          </table:table-cell>
          <table:table-cell office:value-type="string">
            <text:p>Bagnkok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5">
          <table:table-cell table:style-name="ce9" office:value-type="float" office:value="318">
            <text:p>318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19">
            <text:p>319</text:p>
          </table:table-cell>
          <table:table-cell office:value-type="string">
            <text:p>Buchholz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320">
            <text:p>320</text:p>
          </table:table-cell>
          <table:table-cell office:value-type="string">
            <text:p>Durham, North Caroli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1">
            <text:p>321</text:p>
          </table:table-cell>
          <table:table-cell office:value-type="string">
            <text:p>Vienna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322">
            <text:p>322</text:p>
          </table:table-cell>
          <table:table-cell office:value-type="string">
            <text:p>Troon</text:p>
          </table:table-cell>
          <table:table-cell office:value-type="string">
            <text:p>Scotland</text:p>
          </table:table-cell>
          <table:table-cell table:number-columns-repeated="1021"/>
        </table:table-row>
        <table:table-row table:style-name="ro5">
          <table:table-cell table:style-name="ce9" office:value-type="float" office:value="323">
            <text:p>323</text:p>
          </table:table-cell>
          <table:table-cell office:value-type="string">
            <text:p>Alexandria, Virgi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4">
            <text:p>324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5">
            <text:p>325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26">
            <text:p>326</text:p>
          </table:table-cell>
          <table:table-cell office:value-type="string">
            <text:p>Taco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7">
            <text:p>327</text:p>
          </table:table-cell>
          <table:table-cell office:value-type="string">
            <text:p>Perth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28">
            <text:p>328</text:p>
          </table:table-cell>
          <table:table-cell office:value-type="string">
            <text:p>Leland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29">
            <text:p>329</text:p>
          </table:table-cell>
          <table:table-cell office:value-type="string">
            <text:p>Brist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330">
            <text:p>330</text:p>
          </table:table-cell>
          <table:table-cell office:value-type="string">
            <text:p>Budapest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5">
          <table:table-cell table:style-name="ce9" office:value-type="float" office:value="331">
            <text:p>331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32">
            <text:p>332</text:p>
          </table:table-cell>
          <table:table-cell office:value-type="string">
            <text:p>Scottsdale, Arizo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33">
            <text:p>333</text:p>
          </table:table-cell>
          <table:table-cell office:value-type="string">
            <text:p>islamabad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5">
          <table:table-cell table:style-name="ce9" office:value-type="float" office:value="334">
            <text:p>334</text:p>
          </table:table-cell>
          <table:table-cell office:value-type="string">
            <text:p>Santa Moni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35">
            <text:p>335</text:p>
          </table:table-cell>
          <table:table-cell office:value-type="string">
            <text:p>leeds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336">
            <text:p>336</text:p>
          </table:table-cell>
          <table:table-cell office:value-type="string">
            <text:p>Canberra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37">
            <text:p>337</text:p>
          </table:table-cell>
          <table:table-cell office:value-type="string">
            <text:p>Howel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38">
            <text:p>338</text:p>
          </table:table-cell>
          <table:table-cell table:number-columns-repeated="2"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9" office:value-type="float" office:value="339">
            <text:p>339</text:p>
          </table:table-cell>
          <table:table-cell office:value-type="string">
            <text:p>stockholm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340">
            <text:p>340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41">
            <text:p>341</text:p>
          </table:table-cell>
          <table:table-cell office:value-type="string">
            <text:p>Zagreb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5">
          <table:table-cell table:style-name="ce9" office:value-type="float" office:value="342">
            <text:p>342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343">
            <text:p>343</text:p>
          </table:table-cell>
          <table:table-cell office:value-type="string">
            <text:p>Gainesville,F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44">
            <text:p>344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345">
            <text:p>345</text:p>
          </table:table-cell>
          <table:table-cell office:value-type="string">
            <text:p>Louisville, K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46">
            <text:p>346</text:p>
          </table:table-cell>
          <table:table-cell office:value-type="string">
            <text:p>Stord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347">
            <text:p>347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48">
            <text:p>348</text:p>
          </table:table-cell>
          <table:table-cell office:value-type="string">
            <text:p>Papilli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49">
            <text:p>349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0">
            <text:p>350</text:p>
          </table:table-cell>
          <table:table-cell office:value-type="string">
            <text:p>Cambridge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1">
            <text:p>351</text:p>
          </table:table-cell>
          <table:table-cell office:value-type="string">
            <text:p>Kissimme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2">
            <text:p>352</text:p>
          </table:table-cell>
          <table:table-cell office:value-type="string">
            <text:p>Birmingha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3">
            <text:p>353</text:p>
          </table:table-cell>
          <table:table-cell office:value-type="string">
            <text:p>Cheyenne, W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4">
            <text:p>354</text:p>
          </table:table-cell>
          <table:table-cell office:value-type="string">
            <text:p>Colorado Spring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5">
            <text:p>355</text:p>
          </table:table-cell>
          <table:table-cell office:value-type="string">
            <text:p>Jopl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6">
            <text:p>356</text:p>
          </table:table-cell>
          <table:table-cell office:value-type="string">
            <text:p>Mechanicsville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7">
            <text:p>357</text:p>
          </table:table-cell>
          <table:table-cell office:value-type="string">
            <text:p>west chicago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8">
            <text:p>358</text:p>
          </table:table-cell>
          <table:table-cell office:value-type="string">
            <text:p>San Dieg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59">
            <text:p>359</text:p>
          </table:table-cell>
          <table:table-cell office:value-type="string">
            <text:p>Auckland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360">
            <text:p>360</text:p>
          </table:table-cell>
          <table:table-cell office:value-type="string">
            <text:p>Resistencia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361">
            <text:p>361</text:p>
          </table:table-cell>
          <table:table-cell office:value-type="string">
            <text:p>Naperville, Illino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2">
            <text:p>362</text:p>
          </table:table-cell>
          <table:table-cell office:value-type="string">
            <text:p>Victor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3">
            <text:p>363</text:p>
          </table:table-cell>
          <table:table-cell office:value-type="string">
            <text:p>Baltimore, Mary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4">
            <text:p>364</text:p>
          </table:table-cell>
          <table:table-cell office:value-type="string">
            <text:p>Raymond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5">
            <text:p>365</text:p>
          </table:table-cell>
          <table:table-cell office:value-type="string">
            <text:p>Shenzhen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366">
            <text:p>366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7">
            <text:p>367</text:p>
          </table:table-cell>
          <table:table-cell office:value-type="string">
            <text:p>Hudson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68">
            <text:p>368</text:p>
          </table:table-cell>
          <table:table-cell office:value-type="string">
            <text:p>Catherine hill ba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69">
            <text:p>369</text:p>
          </table:table-cell>
          <table:table-cell office:value-type="string">
            <text:p>Indian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0">
            <text:p>370</text:p>
          </table:table-cell>
          <table:table-cell office:value-type="string">
            <text:p>Cambridg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1">
            <text:p>371</text:p>
          </table:table-cell>
          <table:table-cell office:value-type="string">
            <text:p>nappane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2">
            <text:p>372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3">
            <text:p>373</text:p>
          </table:table-cell>
          <table:table-cell office:value-type="string">
            <text:p>Hobart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74">
            <text:p>374</text:p>
          </table:table-cell>
          <table:table-cell office:value-type="string">
            <text:p>Madi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5">
            <text:p>375</text:p>
          </table:table-cell>
          <table:table-cell office:value-type="string">
            <text:p>Langle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6">
            <text:p>376</text:p>
          </table:table-cell>
          <table:table-cell office:value-type="string">
            <text:p>Sault Ste. Marie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77">
            <text:p>377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8">
            <text:p>378</text:p>
          </table:table-cell>
          <table:table-cell office:value-type="string">
            <text:p>Itha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79">
            <text:p>379</text:p>
          </table:table-cell>
          <table:table-cell office:value-type="string">
            <text:p>Colorado Spring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0">
            <text:p>380</text:p>
          </table:table-cell>
          <table:table-cell office:value-type="string">
            <text:p>Columbia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1">
            <text:p>381</text:p>
          </table:table-cell>
          <table:table-cell office:value-type="string">
            <text:p>Roche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2">
            <text:p>382</text:p>
          </table:table-cell>
          <table:table-cell office:value-type="string">
            <text:p>washington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3">
            <text:p>383</text:p>
          </table:table-cell>
          <table:table-cell office:value-type="string">
            <text:p>sherbrooke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84">
            <text:p>384</text:p>
          </table:table-cell>
          <table:table-cell office:value-type="string">
            <text:p>winnipe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85">
            <text:p>385</text:p>
          </table:table-cell>
          <table:table-cell office:value-type="string">
            <text:p>Ft. Collins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6">
            <text:p>386</text:p>
          </table:table-cell>
          <table:table-cell office:value-type="string">
            <text:p>San Jose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7">
            <text:p>387</text:p>
          </table:table-cell>
          <table:table-cell office:value-type="string">
            <text:p>watertown s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8">
            <text:p>388</text:p>
          </table:table-cell>
          <table:table-cell office:value-type="string">
            <text:p>ventur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89">
            <text:p>389</text:p>
          </table:table-cell>
          <table:table-cell office:value-type="string">
            <text:p>Baltimore,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0">
            <text:p>390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391">
            <text:p>391</text:p>
          </table:table-cell>
          <table:table-cell office:value-type="string">
            <text:p>New Plymouth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392">
            <text:p>392</text:p>
          </table:table-cell>
          <table:table-cell office:value-type="string">
            <text:p>Atlanta, Georg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3">
            <text:p>393</text:p>
          </table:table-cell>
          <table:table-cell office:value-type="string">
            <text:p>Las Veg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4">
            <text:p>394</text:p>
          </table:table-cell>
          <table:table-cell office:value-type="string">
            <text:p>Seattle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5">
            <text:p>395</text:p>
          </table:table-cell>
          <table:table-cell office:value-type="string">
            <text:p>Indian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6">
            <text:p>396</text:p>
          </table:table-cell>
          <table:table-cell office:value-type="string">
            <text:p>Sunderland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7">
            <text:p>397</text:p>
          </table:table-cell>
          <table:table-cell office:value-type="string">
            <text:p>Ashbur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398">
            <text:p>398</text:p>
          </table:table-cell>
          <table:table-cell office:value-type="string">
            <text:p>Burling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399">
            <text:p>399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0">
            <text:p>400</text:p>
          </table:table-cell>
          <table:table-cell office:value-type="string">
            <text:p>Columbus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1">
            <text:p>401</text:p>
          </table:table-cell>
          <table:table-cell office:value-type="string">
            <text:p>Evergreen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2">
            <text:p>402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3">
            <text:p>403</text:p>
          </table:table-cell>
          <table:table-cell office:value-type="string">
            <text:p>Grand Rapids,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4">
            <text:p>404</text:p>
          </table:table-cell>
          <table:table-cell office:value-type="string">
            <text:p>Portland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5">
            <text:p>405</text:p>
          </table:table-cell>
          <table:table-cell office:value-type="string">
            <text:p>Elkhar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6">
            <text:p>406</text:p>
          </table:table-cell>
          <table:table-cell office:value-type="string">
            <text:p>Princeton, India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7">
            <text:p>407</text:p>
          </table:table-cell>
          <table:table-cell office:value-type="string">
            <text:p>Ann Arb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8">
            <text:p>408</text:p>
          </table:table-cell>
          <table:table-cell office:value-type="string">
            <text:p>Tibur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09">
            <text:p>409</text:p>
          </table:table-cell>
          <table:table-cell office:value-type="string">
            <text:p>Holme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0">
            <text:p>410</text:p>
          </table:table-cell>
          <table:table-cell office:value-type="string">
            <text:p>Egliswil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411">
            <text:p>411</text:p>
          </table:table-cell>
          <table:table-cell office:value-type="string">
            <text:p>Madbur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2">
            <text:p>412</text:p>
          </table:table-cell>
          <table:table-cell office:value-type="string">
            <text:p>Santa Clar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3">
            <text:p>413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414">
            <text:p>414</text:p>
          </table:table-cell>
          <table:table-cell office:value-type="string">
            <text:p>Wurt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5">
            <text:p>415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6">
            <text:p>416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7">
            <text:p>417</text:p>
          </table:table-cell>
          <table:table-cell office:value-type="string">
            <text:p>Fond du Lac,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8">
            <text:p>418</text:p>
          </table:table-cell>
          <table:table-cell office:value-type="string">
            <text:p>Olne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19">
            <text:p>419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0">
            <text:p>420</text:p>
          </table:table-cell>
          <table:table-cell office:value-type="string">
            <text:p>Denver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1">
            <text:p>421</text:p>
          </table:table-cell>
          <table:table-cell office:value-type="string">
            <text:p>Sofia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5">
          <table:table-cell table:style-name="ce9" office:value-type="float" office:value="422">
            <text:p>422</text:p>
          </table:table-cell>
          <table:table-cell office:value-type="string">
            <text:p>Macon, G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3">
            <text:p>423</text:p>
          </table:table-cell>
          <table:table-cell office:value-type="string">
            <text:p>Manhattan, K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4">
            <text:p>424</text:p>
          </table:table-cell>
          <table:table-cell office:value-type="string">
            <text:p>Bufffal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5">
            <text:p>425</text:p>
          </table:table-cell>
          <table:table-cell office:value-type="string">
            <text:p>Canal Winche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6">
            <text:p>426</text:p>
          </table:table-cell>
          <table:table-cell office:value-type="string">
            <text:p>Umatilla,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7">
            <text:p>427</text:p>
          </table:table-cell>
          <table:table-cell office:value-type="string">
            <text:p>Charlotte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8">
            <text:p>428</text:p>
          </table:table-cell>
          <table:table-cell office:value-type="string">
            <text:p>Indian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29">
            <text:p>429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0">
            <text:p>430</text:p>
          </table:table-cell>
          <table:table-cell office:value-type="string">
            <text:p>clevland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1">
            <text:p>431</text:p>
          </table:table-cell>
          <table:table-cell office:value-type="string">
            <text:p>Washington Stat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2">
            <text:p>432</text:p>
          </table:table-cell>
          <table:table-cell office:value-type="string">
            <text:p>Fort Smith, A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3">
            <text:p>433</text:p>
          </table:table-cell>
          <table:table-cell office:value-type="string">
            <text:p>Valparaiso, India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4">
            <text:p>434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5">
            <text:p>435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6">
            <text:p>436</text:p>
          </table:table-cell>
          <table:table-cell office:value-type="string">
            <text:p>Torranc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7">
            <text:p>437</text:p>
          </table:table-cell>
          <table:table-cell office:value-type="string">
            <text:p>Chantill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8">
            <text:p>438</text:p>
          </table:table-cell>
          <table:table-cell office:value-type="string">
            <text:p>McEwe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39">
            <text:p>439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440">
            <text:p>440</text:p>
          </table:table-cell>
          <table:table-cell office:value-type="string">
            <text:p>Columb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1">
            <text:p>441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2">
            <text:p>442</text:p>
          </table:table-cell>
          <table:table-cell office:value-type="string">
            <text:p>Redmo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3">
            <text:p>443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4">
            <text:p>444</text:p>
          </table:table-cell>
          <table:table-cell office:value-type="string">
            <text:p>Oconomowoc,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5">
            <text:p>44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6">
            <text:p>446</text:p>
          </table:table-cell>
          <table:table-cell office:value-type="string">
            <text:p>Stillwa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7">
            <text:p>447</text:p>
          </table:table-cell>
          <table:table-cell office:value-type="string">
            <text:p>Oxfor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8">
            <text:p>448</text:p>
          </table:table-cell>
          <table:table-cell office:value-type="string">
            <text:p>San Anton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49">
            <text:p>449</text:p>
          </table:table-cell>
          <table:table-cell office:value-type="string">
            <text:p>Fort Wayn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0">
            <text:p>450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1">
            <text:p>451</text:p>
          </table:table-cell>
          <table:table-cell office:value-type="string">
            <text:p>oPort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452">
            <text:p>452</text:p>
          </table:table-cell>
          <table:table-cell office:value-type="string">
            <text:p>River V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3">
            <text:p>453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4">
            <text:p>454</text:p>
          </table:table-cell>
          <table:table-cell office:value-type="string">
            <text:p>alexandr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5">
            <text:p>455</text:p>
          </table:table-cell>
          <table:table-cell office:value-type="string">
            <text:p>Lake Char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6">
            <text:p>456</text:p>
          </table:table-cell>
          <table:table-cell office:value-type="string">
            <text:p>Boulder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7">
            <text:p>457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8">
            <text:p>458</text:p>
          </table:table-cell>
          <table:table-cell office:value-type="string">
            <text:p>Waukesh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59">
            <text:p>459</text:p>
          </table:table-cell>
          <table:table-cell office:value-type="string">
            <text:p>Phoeni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60">
            <text:p>460</text:p>
          </table:table-cell>
          <table:table-cell office:value-type="string">
            <text:p>Stockholm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461">
            <text:p>461</text:p>
          </table:table-cell>
          <table:table-cell office:value-type="string">
            <text:p>Nikopol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5">
          <table:table-cell table:style-name="ce9" office:value-type="float" office:value="462">
            <text:p>462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63">
            <text:p>463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464">
            <text:p>464</text:p>
          </table:table-cell>
          <table:table-cell office:value-type="string">
            <text:p>Kitchener, 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465">
            <text:p>465</text:p>
          </table:table-cell>
          <table:table-cell office:value-type="string">
            <text:p>Costa Mes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66">
            <text:p>466</text:p>
          </table:table-cell>
          <table:table-cell office:value-type="string">
            <text:p>Com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467">
            <text:p>467</text:p>
          </table:table-cell>
          <table:table-cell office:value-type="string">
            <text:p>Buffal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68">
            <text:p>468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69">
            <text:p>469</text:p>
          </table:table-cell>
          <table:table-cell office:value-type="string">
            <text:p>Lund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470">
            <text:p>470</text:p>
          </table:table-cell>
          <table:table-cell office:value-type="string">
            <text:p>ESPOO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471">
            <text:p>471</text:p>
          </table:table-cell>
          <table:table-cell office:value-type="string">
            <text:p>Richmo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72">
            <text:p>472</text:p>
          </table:table-cell>
          <table:table-cell office:value-type="string">
            <text:p>Baton Roug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73">
            <text:p>473</text:p>
          </table:table-cell>
          <table:table-cell office:value-type="string">
            <text:p>Phoeni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74">
            <text:p>474</text:p>
          </table:table-cell>
          <table:table-cell office:value-type="string">
            <text:p>St Neots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475">
            <text:p>475</text:p>
          </table:table-cell>
          <table:table-cell office:value-type="string">
            <text:p>Syracus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76">
            <text:p>476</text:p>
          </table:table-cell>
          <table:table-cell office:value-type="string">
            <text:p>New Delh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477">
            <text:p>477</text:p>
          </table:table-cell>
          <table:table-cell office:value-type="string">
            <text:p>Cleveland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78">
            <text:p>478</text:p>
          </table:table-cell>
          <table:table-cell office:value-type="string">
            <text:p>san felipe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5">
          <table:table-cell table:style-name="ce9" office:value-type="float" office:value="479">
            <text:p>479</text:p>
          </table:table-cell>
          <table:table-cell office:value-type="string">
            <text:p>Bosto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80">
            <text:p>480</text:p>
          </table:table-cell>
          <table:table-cell office:value-type="string">
            <text:p>Fort Atkin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81">
            <text:p>481</text:p>
          </table:table-cell>
          <table:table-cell office:value-type="string">
            <text:p>Braunschwei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482">
            <text:p>482</text:p>
          </table:table-cell>
          <table:table-cell office:value-type="string">
            <text:p>Kongsberg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483">
            <text:p>483</text:p>
          </table:table-cell>
          <table:table-cell office:value-type="string">
            <text:p>Vienna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484">
            <text:p>484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485">
            <text:p>485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86">
            <text:p>486</text:p>
          </table:table-cell>
          <table:table-cell office:value-type="string">
            <text:p>Jodhpur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487">
            <text:p>487</text:p>
          </table:table-cell>
          <table:table-cell office:value-type="string">
            <text:p>St Joseph, M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88">
            <text:p>488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489">
            <text:p>489</text:p>
          </table:table-cell>
          <table:table-cell office:value-type="string">
            <text:p>Falun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490">
            <text:p>490</text:p>
          </table:table-cell>
          <table:table-cell office:value-type="string">
            <text:p>tori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491">
            <text:p>491</text:p>
          </table:table-cell>
          <table:table-cell office:value-type="string">
            <text:p>Morristow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92">
            <text:p>492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493">
            <text:p>493</text:p>
          </table:table-cell>
          <table:table-cell office:value-type="string">
            <text:p>cocoa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494">
            <text:p>494</text:p>
          </table:table-cell>
          <table:table-cell office:value-type="string">
            <text:p>Ond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495">
            <text:p>495</text:p>
          </table:table-cell>
          <table:table-cell office:value-type="string">
            <text:p>Gembloux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496">
            <text:p>49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497">
            <text:p>497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498">
            <text:p>498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499">
            <text:p>499</text:p>
          </table:table-cell>
          <table:table-cell/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500">
            <text:p>500</text:p>
          </table:table-cell>
          <table:table-cell office:value-type="string">
            <text:p>Zaragoz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501">
            <text:p>501</text:p>
          </table:table-cell>
          <table:table-cell office:value-type="string">
            <text:p>Lausanne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502">
            <text:p>502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503">
            <text:p>503</text:p>
          </table:table-cell>
          <table:table-cell office:value-type="string">
            <text:p>Tzur Yigal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5">
          <table:table-cell table:style-name="ce9" office:value-type="float" office:value="504">
            <text:p>504</text:p>
          </table:table-cell>
          <table:table-cell office:value-type="string">
            <text:p>Eupen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505">
            <text:p>505</text:p>
          </table:table-cell>
          <table:table-cell office:value-type="string">
            <text:p>Berkele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06">
            <text:p>506</text:p>
          </table:table-cell>
          <table:table-cell office:value-type="string">
            <text:p>battle grou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07">
            <text:p>507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508">
            <text:p>508</text:p>
          </table:table-cell>
          <table:table-cell office:value-type="string">
            <text:p>Perpignan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509">
            <text:p>509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510">
            <text:p>510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511">
            <text:p>511</text:p>
          </table:table-cell>
          <table:table-cell office:value-type="string">
            <text:p>IEPER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512">
            <text:p>512</text:p>
          </table:table-cell>
          <table:table-cell office:value-type="string">
            <text:p>Newport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13">
            <text:p>513</text:p>
          </table:table-cell>
          <table:table-cell office:value-type="string">
            <text:p>The People's Republic of 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14">
            <text:p>514</text:p>
          </table:table-cell>
          <table:table-cell office:value-type="string">
            <text:p>Penang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5">
          <table:table-cell table:style-name="ce9" office:value-type="float" office:value="515">
            <text:p>515</text:p>
          </table:table-cell>
          <table:table-cell office:value-type="string">
            <text:p>Mistelbach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516">
            <text:p>516</text:p>
          </table:table-cell>
          <table:table-cell office:value-type="string">
            <text:p>Auror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17">
            <text:p>517</text:p>
          </table:table-cell>
          <table:table-cell office:value-type="string">
            <text:p>Pittsburgh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18">
            <text:p>518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519">
            <text:p>519</text:p>
          </table:table-cell>
          <table:table-cell office:value-type="string">
            <text:p>Pensacol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0">
            <text:p>520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521">
            <text:p>521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522">
            <text:p>522</text:p>
          </table:table-cell>
          <table:table-cell office:value-type="string">
            <text:p>Varna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5">
          <table:table-cell table:style-name="ce9" office:value-type="float" office:value="523">
            <text:p>523</text:p>
          </table:table-cell>
          <table:table-cell office:value-type="string">
            <text:p>Audubon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4">
            <text:p>524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5">
            <text:p>525</text:p>
          </table:table-cell>
          <table:table-cell office:value-type="string">
            <text:p>Colorad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6">
            <text:p>526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527">
            <text:p>527</text:p>
          </table:table-cell>
          <table:table-cell office:value-type="string">
            <text:p>Riverview, F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8">
            <text:p>528</text:p>
          </table:table-cell>
          <table:table-cell office:value-type="string">
            <text:p>Westwood, 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29">
            <text:p>529</text:p>
          </table:table-cell>
          <table:table-cell office:value-type="string">
            <text:p>Pleasanton CA 94588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0">
            <text:p>530</text:p>
          </table:table-cell>
          <table:table-cell office:value-type="string">
            <text:p>Studio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1">
            <text:p>531</text:p>
          </table:table-cell>
          <table:table-cell office:value-type="string">
            <text:p>riversid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2">
            <text:p>532</text:p>
          </table:table-cell>
          <table:table-cell office:value-type="string">
            <text:p>Colche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3">
            <text:p>533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534">
            <text:p>534</text:p>
          </table:table-cell>
          <table:table-cell office:value-type="string">
            <text:p>Whitehall, Michiga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5">
            <text:p>535</text:p>
          </table:table-cell>
          <table:table-cell office:value-type="string">
            <text:p>Derwoo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6">
            <text:p>536</text:p>
          </table:table-cell>
          <table:table-cell office:value-type="string">
            <text:p>Birmingha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7">
            <text:p>537</text:p>
          </table:table-cell>
          <table:table-cell office:value-type="string">
            <text:p>Ft Wort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8">
            <text:p>538</text:p>
          </table:table-cell>
          <table:table-cell office:value-type="string">
            <text:p>Phoeni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39">
            <text:p>539</text:p>
          </table:table-cell>
          <table:table-cell office:value-type="string">
            <text:p>norman, o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0">
            <text:p>540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1">
            <text:p>541</text:p>
          </table:table-cell>
          <table:table-cell office:value-type="string">
            <text:p>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2">
            <text:p>542</text:p>
          </table:table-cell>
          <table:table-cell office:value-type="string">
            <text:p>Washington,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3">
            <text:p>543</text:p>
          </table:table-cell>
          <table:table-cell office:value-type="string">
            <text:p>port townse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4">
            <text:p>544</text:p>
          </table:table-cell>
          <table:table-cell office:value-type="string">
            <text:p>Bowie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5">
            <text:p>54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6">
            <text:p>546</text:p>
          </table:table-cell>
          <table:table-cell office:value-type="string">
            <text:p>San Nicolas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547">
            <text:p>547</text:p>
          </table:table-cell>
          <table:table-cell office:value-type="string">
            <text:p>Summerfiel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8">
            <text:p>548</text:p>
          </table:table-cell>
          <table:table-cell office:value-type="string">
            <text:p>Sylvania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49">
            <text:p>549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550">
            <text:p>550</text:p>
          </table:table-cell>
          <table:table-cell office:value-type="string">
            <text:p>Lenoir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1">
            <text:p>551</text:p>
          </table:table-cell>
          <table:table-cell office:value-type="string">
            <text:p>Canandaigua</text:p>
          </table:table-cell>
          <table:table-cell office:value-type="string">
            <text:p>Ontario</text:p>
          </table:table-cell>
          <table:table-cell table:number-columns-repeated="1021"/>
        </table:table-row>
        <table:table-row table:style-name="ro5">
          <table:table-cell table:style-name="ce9" office:value-type="float" office:value="552">
            <text:p>552</text:p>
          </table:table-cell>
          <table:table-cell office:value-type="string">
            <text:p>Saratoga spring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3">
            <text:p>553</text:p>
          </table:table-cell>
          <table:table-cell/>
          <table:table-cell office:value-type="string">
            <text:p>US</text:p>
          </table:table-cell>
          <table:table-cell table:number-columns-repeated="1021"/>
        </table:table-row>
        <table:table-row table:style-name="ro5">
          <table:table-cell table:style-name="ce9" office:value-type="float" office:value="554">
            <text:p>554</text:p>
          </table:table-cell>
          <table:table-cell office:value-type="string">
            <text:p>Winnipe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555">
            <text:p>555</text:p>
          </table:table-cell>
          <table:table-cell office:value-type="string">
            <text:p>renssela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6">
            <text:p>556</text:p>
          </table:table-cell>
          <table:table-cell office:value-type="string">
            <text:p>Germantow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7">
            <text:p>557</text:p>
          </table:table-cell>
          <table:table-cell office:value-type="string">
            <text:p>Memphis,T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8">
            <text:p>558</text:p>
          </table:table-cell>
          <table:table-cell office:value-type="string">
            <text:p>ben lomo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59">
            <text:p>559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0">
            <text:p>560</text:p>
          </table:table-cell>
          <table:table-cell office:value-type="string">
            <text:p>Bloom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1">
            <text:p>561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2">
            <text:p>562</text:p>
          </table:table-cell>
          <table:table-cell table:number-columns-repeated="2"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9" office:value-type="float" office:value="563">
            <text:p>563</text:p>
          </table:table-cell>
          <table:table-cell office:value-type="string">
            <text:p>Little Rock, A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4">
            <text:p>564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565">
            <text:p>565</text:p>
          </table:table-cell>
          <table:table-cell office:value-type="string">
            <text:p>holmde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6">
            <text:p>566</text:p>
          </table:table-cell>
          <table:table-cell office:value-type="string">
            <text:p>Granollers, Cataluny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567">
            <text:p>567</text:p>
          </table:table-cell>
          <table:table-cell office:value-type="string">
            <text:p>Wichi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8">
            <text:p>568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69">
            <text:p>569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0">
            <text:p>570</text:p>
          </table:table-cell>
          <table:table-cell office:value-type="string">
            <text:p>Li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1">
            <text:p>571</text:p>
          </table:table-cell>
          <table:table-cell office:value-type="string">
            <text:p>Middleton,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2">
            <text:p>572</text:p>
          </table:table-cell>
          <table:table-cell office:value-type="string">
            <text:p>New Hartford, 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3">
            <text:p>573</text:p>
          </table:table-cell>
          <table:table-cell office:value-type="string">
            <text:p>Wichita, k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4">
            <text:p>574</text:p>
          </table:table-cell>
          <table:table-cell office:value-type="string">
            <text:p>Alexandria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5">
            <text:p>575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6">
            <text:p>576</text:p>
          </table:table-cell>
          <table:table-cell office:value-type="string">
            <text:p>Blonie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577">
            <text:p>577</text:p>
          </table:table-cell>
          <table:table-cell office:value-type="string">
            <text:p>West Chester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8">
            <text:p>578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79">
            <text:p>579</text:p>
          </table:table-cell>
          <table:table-cell office:value-type="string">
            <text:p>Poteau, Oklaho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0">
            <text:p>580</text:p>
          </table:table-cell>
          <table:table-cell office:value-type="string">
            <text:p>Scottsd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1">
            <text:p>581</text:p>
          </table:table-cell>
          <table:table-cell office:value-type="string">
            <text:p>Pekin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2">
            <text:p>58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583">
            <text:p>583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4">
            <text:p>584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5">
            <text:p>585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586">
            <text:p>586</text:p>
          </table:table-cell>
          <table:table-cell office:value-type="string">
            <text:p>Omah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10" office:value-type="float" office:value="587">
            <text:p>587</text:p>
          </table:table-cell>
          <table:table-cell table:style-name="ce17" office:value-type="string">
            <text:p>badaboum</text:p>
          </table:table-cell>
          <table:table-cell table:style-name="ce17" office:value-type="string">
            <text:p>flistroland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588">
            <text:p>588</text:p>
          </table:table-cell>
          <table:table-cell office:value-type="string">
            <text:p>Arroyo Grande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89">
            <text:p>589</text:p>
          </table:table-cell>
          <table:table-cell office:value-type="string">
            <text:p>Win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0">
            <text:p>590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591">
            <text:p>591</text:p>
          </table:table-cell>
          <table:table-cell office:value-type="string">
            <text:p>Vancouver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2">
            <text:p>592</text:p>
          </table:table-cell>
          <table:table-cell office:value-type="string">
            <text:p>Middle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3">
            <text:p>593</text:p>
          </table:table-cell>
          <table:table-cell office:value-type="string">
            <text:p>Golde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4">
            <text:p>594</text:p>
          </table:table-cell>
          <table:table-cell office:value-type="string">
            <text:p>Honolulu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5">
            <text:p>595</text:p>
          </table:table-cell>
          <table:table-cell office:value-type="string">
            <text:p>Colorado Spring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6">
            <text:p>596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7">
            <text:p>597</text:p>
          </table:table-cell>
          <table:table-cell office:value-type="string">
            <text:p>Palo Alt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8">
            <text:p>598</text:p>
          </table:table-cell>
          <table:table-cell office:value-type="string">
            <text:p>Rockford, IL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599">
            <text:p>599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0">
            <text:p>600</text:p>
          </table:table-cell>
          <table:table-cell office:value-type="string">
            <text:p>Chicoutimi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601">
            <text:p>601</text:p>
          </table:table-cell>
          <table:table-cell office:value-type="string">
            <text:p>Houston, Tex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2">
            <text:p>602</text:p>
          </table:table-cell>
          <table:table-cell office:value-type="string">
            <text:p>Atlanta, G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3">
            <text:p>603</text:p>
          </table:table-cell>
          <table:table-cell office:value-type="string">
            <text:p>Khamis Mushait</text:p>
          </table:table-cell>
          <table:table-cell office:value-type="string">
            <text:p>Saudi Arabia</text:p>
          </table:table-cell>
          <table:table-cell table:number-columns-repeated="1021"/>
        </table:table-row>
        <table:table-row table:style-name="ro5">
          <table:table-cell table:style-name="ce9" office:value-type="float" office:value="604">
            <text:p>604</text:p>
          </table:table-cell>
          <table:table-cell office:value-type="string">
            <text:p>Minneapolis, Minneso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5">
            <text:p>605</text:p>
          </table:table-cell>
          <table:table-cell office:value-type="string">
            <text:p>haywar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6">
            <text:p>606</text:p>
          </table:table-cell>
          <table:table-cell office:value-type="string">
            <text:p>Orlando, F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7">
            <text:p>607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8">
            <text:p>608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09">
            <text:p>609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610">
            <text:p>610</text:p>
          </table:table-cell>
          <table:table-cell office:value-type="string">
            <text:p>Mia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11">
            <text:p>611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5">
          <table:table-cell table:style-name="ce9" office:value-type="float" office:value="612">
            <text:p>612</text:p>
          </table:table-cell>
          <table:table-cell office:value-type="string">
            <text:p>Brasili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613">
            <text:p>613</text:p>
          </table:table-cell>
          <table:table-cell office:value-type="string">
            <text:p>Madison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14">
            <text:p>614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615">
            <text:p>61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616">
            <text:p>616</text:p>
          </table:table-cell>
          <table:table-cell office:value-type="string">
            <text:p>Dublin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617">
            <text:p>617</text:p>
          </table:table-cell>
          <table:table-cell office:value-type="string">
            <text:p>Los Oso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18">
            <text:p>618</text:p>
          </table:table-cell>
          <table:table-cell office:value-type="string">
            <text:p>Rochester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19">
            <text:p>619</text:p>
          </table:table-cell>
          <table:table-cell office:value-type="string">
            <text:p>Sacrament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20">
            <text:p>620</text:p>
          </table:table-cell>
          <table:table-cell office:value-type="string">
            <text:p>Empe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621">
            <text:p>621</text:p>
          </table:table-cell>
          <table:table-cell office:value-type="string">
            <text:p>meise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622">
            <text:p>622</text:p>
          </table:table-cell>
          <table:table-cell office:value-type="string">
            <text:p>Duval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23">
            <text:p>623</text:p>
          </table:table-cell>
          <table:table-cell office:value-type="string">
            <text:p>Brist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624">
            <text:p>624</text:p>
          </table:table-cell>
          <table:table-cell office:value-type="string">
            <text:p>Columbia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25">
            <text:p>625</text:p>
          </table:table-cell>
          <table:table-cell office:value-type="string">
            <text:p>Coopersville,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26">
            <text:p>626</text:p>
          </table:table-cell>
          <table:table-cell office:value-type="string">
            <text:p>Albuquerque, N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27">
            <text:p>627</text:p>
          </table:table-cell>
          <table:table-cell office:value-type="string">
            <text:p>Yogyakarta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5">
          <table:table-cell table:style-name="ce9" office:value-type="float" office:value="628">
            <text:p>628</text:p>
          </table:table-cell>
          <table:table-cell office:value-type="string">
            <text:p>Granadero Baigorria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629">
            <text:p>629</text:p>
          </table:table-cell>
          <table:table-cell office:value-type="string">
            <text:p>Enschede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630">
            <text:p>630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1">
            <text:p>631</text:p>
          </table:table-cell>
          <table:table-cell office:value-type="string">
            <text:p>Delawa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2">
            <text:p>632</text:p>
          </table:table-cell>
          <table:table-cell office:value-type="string">
            <text:p>Huntsville, A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3">
            <text:p>633</text:p>
          </table:table-cell>
          <table:table-cell office:value-type="string">
            <text:p>Brasili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634">
            <text:p>634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5">
            <text:p>635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6">
            <text:p>636</text:p>
          </table:table-cell>
          <table:table-cell office:value-type="string">
            <text:p>West Bloomfield,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7">
            <text:p>637</text:p>
          </table:table-cell>
          <table:table-cell office:value-type="string">
            <text:p>Brasíli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638">
            <text:p>638</text:p>
          </table:table-cell>
          <table:table-cell office:value-type="string">
            <text:p>Frederic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39">
            <text:p>639</text:p>
          </table:table-cell>
          <table:table-cell office:value-type="string">
            <text:p>BRASILI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640">
            <text:p>640</text:p>
          </table:table-cell>
          <table:table-cell/>
          <table:table-cell office:value-type="string">
            <text:p>Turkey</text:p>
          </table:table-cell>
          <table:table-cell table:number-columns-repeated="1021"/>
        </table:table-row>
        <table:table-row table:style-name="ro5">
          <table:table-cell table:style-name="ce9" office:value-type="float" office:value="641">
            <text:p>641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42">
            <text:p>642</text:p>
          </table:table-cell>
          <table:table-cell office:value-type="string">
            <text:p>Radford, Virgi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43">
            <text:p>643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44">
            <text:p>644</text:p>
          </table:table-cell>
          <table:table-cell office:value-type="string">
            <text:p>Bensale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45">
            <text:p>645</text:p>
          </table:table-cell>
          <table:table-cell office:value-type="string">
            <text:p>Colima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646">
            <text:p>646</text:p>
          </table:table-cell>
          <table:table-cell office:value-type="string">
            <text:p>Neons sur creus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647">
            <text:p>647</text:p>
          </table:table-cell>
          <table:table-cell office:value-type="string">
            <text:p>Sittard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648">
            <text:p>648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49">
            <text:p>649</text:p>
          </table:table-cell>
          <table:table-cell office:value-type="string">
            <text:p>Detroi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0">
            <text:p>650</text:p>
          </table:table-cell>
          <table:table-cell office:value-type="string">
            <text:p>RAna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651">
            <text:p>651</text:p>
          </table:table-cell>
          <table:table-cell office:value-type="string">
            <text:p>Vancou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2">
            <text:p>652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3">
            <text:p>653</text:p>
          </table:table-cell>
          <table:table-cell office:value-type="string">
            <text:p>Stan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4">
            <text:p>654</text:p>
          </table:table-cell>
          <table:table-cell office:value-type="string">
            <text:p>Los Gatos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5">
            <text:p>655</text:p>
          </table:table-cell>
          <table:table-cell office:value-type="string">
            <text:p>wharton,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6">
            <text:p>656</text:p>
          </table:table-cell>
          <table:table-cell office:value-type="string">
            <text:p>Itha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7">
            <text:p>657</text:p>
          </table:table-cell>
          <table:table-cell office:value-type="string">
            <text:p>Maryville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8">
            <text:p>658</text:p>
          </table:table-cell>
          <table:table-cell office:value-type="string">
            <text:p>Cambridg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59">
            <text:p>659</text:p>
          </table:table-cell>
          <table:table-cell office:value-type="string">
            <text:p>stillwa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0">
            <text:p>660</text:p>
          </table:table-cell>
          <table:table-cell office:value-type="string">
            <text:p>Ithaca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1">
            <text:p>661</text:p>
          </table:table-cell>
          <table:table-cell office:value-type="string">
            <text:p>Golde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2">
            <text:p>662</text:p>
          </table:table-cell>
          <table:table-cell office:value-type="string">
            <text:p>Aix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663">
            <text:p>663</text:p>
          </table:table-cell>
          <table:table-cell office:value-type="string">
            <text:p>Guadalajara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664">
            <text:p>664</text:p>
          </table:table-cell>
          <table:table-cell office:value-type="string">
            <text:p>Armon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5">
            <text:p>665</text:p>
          </table:table-cell>
          <table:table-cell office:value-type="string">
            <text:p>Longmon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6">
            <text:p>666</text:p>
          </table:table-cell>
          <table:table-cell office:value-type="string">
            <text:p>Falls Church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7">
            <text:p>667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8">
            <text:p>668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69">
            <text:p>669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0">
            <text:p>670</text:p>
          </table:table-cell>
          <table:table-cell office:value-type="string">
            <text:p>Riverv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1">
            <text:p>671</text:p>
          </table:table-cell>
          <table:table-cell office:value-type="string">
            <text:p>Cincinnati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2">
            <text:p>672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3">
            <text:p>673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4">
            <text:p>674</text:p>
          </table:table-cell>
          <table:table-cell office:value-type="string">
            <text:p>Macomb,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5">
            <text:p>67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6">
            <text:p>676</text:p>
          </table:table-cell>
          <table:table-cell office:value-type="string">
            <text:p>Warsaw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677">
            <text:p>677</text:p>
          </table:table-cell>
          <table:table-cell office:value-type="string">
            <text:p>Everett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8">
            <text:p>678</text:p>
          </table:table-cell>
          <table:table-cell office:value-type="string">
            <text:p>Oakland Califor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79">
            <text:p>679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680">
            <text:p>680</text:p>
          </table:table-cell>
          <table:table-cell office:value-type="string">
            <text:p>Christchurch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681">
            <text:p>681</text:p>
          </table:table-cell>
          <table:table-cell office:value-type="string">
            <text:p>leban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82">
            <text:p>682</text:p>
          </table:table-cell>
          <table:table-cell/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683">
            <text:p>683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84">
            <text:p>684</text:p>
          </table:table-cell>
          <table:table-cell office:value-type="string">
            <text:p>Edmon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685">
            <text:p>685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86">
            <text:p>686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87">
            <text:p>687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88">
            <text:p>688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5">
          <table:table-cell table:style-name="ce9" office:value-type="float" office:value="689">
            <text:p>689</text:p>
          </table:table-cell>
          <table:table-cell office:value-type="string">
            <text:p>Perth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690">
            <text:p>690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91">
            <text:p>69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92">
            <text:p>692</text:p>
          </table:table-cell>
          <table:table-cell office:value-type="string">
            <text:p>San Jose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93">
            <text:p>693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694">
            <text:p>694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695">
            <text:p>695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696">
            <text:p>696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697">
            <text:p>697</text:p>
          </table:table-cell>
          <table:table-cell office:value-type="string">
            <text:p>Phoenix Arizo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698">
            <text:p>698</text:p>
          </table:table-cell>
          <table:table-cell office:value-type="string">
            <text:p>Tartu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5">
          <table:table-cell table:style-name="ce9" office:value-type="float" office:value="699">
            <text:p>699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00">
            <text:p>700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701">
            <text:p>701</text:p>
          </table:table-cell>
          <table:table-cell office:value-type="string">
            <text:p>San Jose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02">
            <text:p>702</text:p>
          </table:table-cell>
          <table:table-cell office:value-type="string">
            <text:p>Lima</text:p>
          </table:table-cell>
          <table:table-cell office:value-type="string">
            <text:p>Peru</text:p>
          </table:table-cell>
          <table:table-cell table:number-columns-repeated="1021"/>
        </table:table-row>
        <table:table-row table:style-name="ro5">
          <table:table-cell table:style-name="ce9" office:value-type="float" office:value="703">
            <text:p>703</text:p>
          </table:table-cell>
          <table:table-cell office:value-type="string">
            <text:p>Dortmund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704">
            <text:p>704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705">
            <text:p>70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706">
            <text:p>706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07">
            <text:p>707</text:p>
          </table:table-cell>
          <table:table-cell office:value-type="string">
            <text:p>Memph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08">
            <text:p>708</text:p>
          </table:table-cell>
          <table:table-cell office:value-type="string">
            <text:p>austi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09">
            <text:p>709</text:p>
          </table:table-cell>
          <table:table-cell office:value-type="string">
            <text:p>Salzburg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710">
            <text:p>710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11">
            <text:p>711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2">
            <text:p>712</text:p>
          </table:table-cell>
          <table:table-cell/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713">
            <text:p>713</text:p>
          </table:table-cell>
          <table:table-cell office:value-type="string">
            <text:p>Austi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4">
            <text:p>714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5">
            <text:p>715</text:p>
          </table:table-cell>
          <table:table-cell office:value-type="string">
            <text:p>Lafayette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6">
            <text:p>716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7">
            <text:p>717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718">
            <text:p>718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19">
            <text:p>719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720">
            <text:p>720</text:p>
          </table:table-cell>
          <table:table-cell office:value-type="string">
            <text:p>Montré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21">
            <text:p>721</text:p>
          </table:table-cell>
          <table:table-cell office:value-type="string">
            <text:p>San Francisco, CA</text:p>
          </table:table-cell>
          <table:table-cell office:value-type="string">
            <text:p>CA</text:p>
          </table:table-cell>
          <table:table-cell table:number-columns-repeated="1021"/>
        </table:table-row>
        <table:table-row table:style-name="ro5">
          <table:table-cell table:style-name="ce9" office:value-type="float" office:value="722">
            <text:p>722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23">
            <text:p>723</text:p>
          </table:table-cell>
          <table:table-cell office:value-type="string">
            <text:p>Quebec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24">
            <text:p>724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25">
            <text:p>725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726">
            <text:p>726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27">
            <text:p>727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28">
            <text:p>728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29">
            <text:p>729</text:p>
          </table:table-cell>
          <table:table-cell office:value-type="string">
            <text:p>Toronto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30">
            <text:p>730</text:p>
          </table:table-cell>
          <table:table-cell office:value-type="string">
            <text:p>Halifax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31">
            <text:p>731</text:p>
          </table:table-cell>
          <table:table-cell office:value-type="string">
            <text:p>Kaneohe, H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2">
            <text:p>732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3">
            <text:p>733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34">
            <text:p>734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5">
            <text:p>735</text:p>
          </table:table-cell>
          <table:table-cell office:value-type="string">
            <text:p>San Luis Obisp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6">
            <text:p>736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7">
            <text:p>737</text:p>
          </table:table-cell>
          <table:table-cell office:value-type="string">
            <text:p>Johor Bahru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5">
          <table:table-cell table:style-name="ce9" office:value-type="float" office:value="738">
            <text:p>738</text:p>
          </table:table-cell>
          <table:table-cell office:value-type="string">
            <text:p>Great Falls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39">
            <text:p>739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40">
            <text:p>740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1">
            <text:p>74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2">
            <text:p>742</text:p>
          </table:table-cell>
          <table:table-cell office:value-type="string">
            <text:p>Minot, North dakota 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3">
            <text:p>743</text:p>
          </table:table-cell>
          <table:table-cell office:value-type="string">
            <text:p>Zurich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744">
            <text:p>744</text:p>
          </table:table-cell>
          <table:table-cell office:value-type="string">
            <text:p>Lockport,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5">
            <text:p>745</text:p>
          </table:table-cell>
          <table:table-cell office:value-type="string">
            <text:p>Wilmington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6">
            <text:p>746</text:p>
          </table:table-cell>
          <table:table-cell office:value-type="string">
            <text:p>Somervill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7">
            <text:p>747</text:p>
          </table:table-cell>
          <table:table-cell office:value-type="string">
            <text:p>Columbia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8">
            <text:p>748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49">
            <text:p>749</text:p>
          </table:table-cell>
          <table:table-cell office:value-type="string">
            <text:p>Big 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50">
            <text:p>750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51">
            <text:p>751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52">
            <text:p>752</text:p>
          </table:table-cell>
          <table:table-cell office:value-type="string">
            <text:p>Birmingham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753">
            <text:p>753</text:p>
          </table:table-cell>
          <table:table-cell office:value-type="string">
            <text:p>utrech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754">
            <text:p>754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55">
            <text:p>755</text:p>
          </table:table-cell>
          <table:table-cell office:value-type="string">
            <text:p>Mesa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56">
            <text:p>756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757">
            <text:p>757</text:p>
          </table:table-cell>
          <table:table-cell office:value-type="string">
            <text:p>Angoulem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758">
            <text:p>758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59">
            <text:p>759</text:p>
          </table:table-cell>
          <table:table-cell office:value-type="string">
            <text:p>Stamfor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0">
            <text:p>760</text:p>
          </table:table-cell>
          <table:table-cell office:value-type="string">
            <text:p>Austin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1">
            <text:p>761</text:p>
          </table:table-cell>
          <table:table-cell office:value-type="string">
            <text:p>Brussels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762">
            <text:p>762</text:p>
          </table:table-cell>
          <table:table-cell office:value-type="string">
            <text:p>Housto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3">
            <text:p>763</text:p>
          </table:table-cell>
          <table:table-cell/>
          <table:table-cell office:value-type="string">
            <text:p>Scotland</text:p>
          </table:table-cell>
          <table:table-cell table:number-columns-repeated="1021"/>
        </table:table-row>
        <table:table-row table:style-name="ro5">
          <table:table-cell table:style-name="ce9" office:value-type="float" office:value="764">
            <text:p>764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5">
            <text:p>765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6">
            <text:p>766</text:p>
          </table:table-cell>
          <table:table-cell office:value-type="string">
            <text:p>Geelong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767">
            <text:p>767</text:p>
          </table:table-cell>
          <table:table-cell office:value-type="string">
            <text:p>Cleveland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8">
            <text:p>768</text:p>
          </table:table-cell>
          <table:table-cell office:value-type="string">
            <text:p>Gaine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69">
            <text:p>769</text:p>
          </table:table-cell>
          <table:table-cell office:value-type="string">
            <text:p>Breda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770">
            <text:p>770</text:p>
          </table:table-cell>
          <table:table-cell office:value-type="string">
            <text:p>Thunder Ba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71">
            <text:p>771</text:p>
          </table:table-cell>
          <table:table-cell office:value-type="string">
            <text:p>Astana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5">
          <table:table-cell table:style-name="ce9" office:value-type="float" office:value="772">
            <text:p>772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3">
            <text:p>773</text:p>
          </table:table-cell>
          <table:table-cell office:value-type="string">
            <text:p>Dayton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4">
            <text:p>774</text:p>
          </table:table-cell>
          <table:table-cell office:value-type="string">
            <text:p>Milwauke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5">
            <text:p>775</text:p>
          </table:table-cell>
          <table:table-cell office:value-type="string">
            <text:p>Bramp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776">
            <text:p>776</text:p>
          </table:table-cell>
          <table:table-cell office:value-type="string">
            <text:p>Pittsburgh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7">
            <text:p>777</text:p>
          </table:table-cell>
          <table:table-cell office:value-type="string">
            <text:p>Madison, W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8">
            <text:p>778</text:p>
          </table:table-cell>
          <table:table-cell office:value-type="string">
            <text:p>Seattle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79">
            <text:p>779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80">
            <text:p>780</text:p>
          </table:table-cell>
          <table:table-cell office:value-type="string">
            <text:p>Eskilstuna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781">
            <text:p>781</text:p>
          </table:table-cell>
          <table:table-cell office:value-type="string">
            <text:p>Akr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82">
            <text:p>782</text:p>
          </table:table-cell>
          <table:table-cell office:value-type="string">
            <text:p>Frei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783">
            <text:p>783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784">
            <text:p>784</text:p>
          </table:table-cell>
          <table:table-cell office:value-type="string">
            <text:p>Saint Peters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85">
            <text:p>785</text:p>
          </table:table-cell>
          <table:table-cell office:value-type="string">
            <text:p>Loui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86">
            <text:p>786</text:p>
          </table:table-cell>
          <table:table-cell office:value-type="string">
            <text:p>Nonthaburi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5">
          <table:table-cell table:style-name="ce9" office:value-type="float" office:value="787">
            <text:p>787</text:p>
          </table:table-cell>
          <table:table-cell office:value-type="string">
            <text:p>Cummin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88">
            <text:p>78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789">
            <text:p>789</text:p>
          </table:table-cell>
          <table:table-cell office:value-type="string">
            <text:p>Northborou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90">
            <text:p>790</text:p>
          </table:table-cell>
          <table:table-cell office:value-type="string">
            <text:p>Riehen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791">
            <text:p>791</text:p>
          </table:table-cell>
          <table:table-cell office:value-type="string">
            <text:p>Campinas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792">
            <text:p>792</text:p>
          </table:table-cell>
          <table:table-cell office:value-type="string">
            <text:p>Duluth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93">
            <text:p>793</text:p>
          </table:table-cell>
          <table:table-cell office:value-type="string">
            <text:p>Leuven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794">
            <text:p>794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795">
            <text:p>795</text:p>
          </table:table-cell>
          <table:table-cell office:value-type="string">
            <text:p>Concor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96">
            <text:p>796</text:p>
          </table:table-cell>
          <table:table-cell office:value-type="string">
            <text:p>St. Lou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797">
            <text:p>797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798">
            <text:p>798</text:p>
          </table:table-cell>
          <table:table-cell office:value-type="string">
            <text:p>Nancy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799">
            <text:p>799</text:p>
          </table:table-cell>
          <table:table-cell office:value-type="string">
            <text:p>Hyderabad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800">
            <text:p>800</text:p>
          </table:table-cell>
          <table:table-cell office:value-type="string">
            <text:p>Storuman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801">
            <text:p>801</text:p>
          </table:table-cell>
          <table:table-cell office:value-type="string">
            <text:p>upstate/ brooklyn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2">
            <text:p>802</text:p>
          </table:table-cell>
          <table:table-cell office:value-type="string">
            <text:p>Orange County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3">
            <text:p>803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04">
            <text:p>804</text:p>
          </table:table-cell>
          <table:table-cell office:value-type="string">
            <text:p>Pillips, Main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5">
            <text:p>805</text:p>
          </table:table-cell>
          <table:table-cell office:value-type="string">
            <text:p>North Brunswic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6">
            <text:p>806</text:p>
          </table:table-cell>
          <table:table-cell office:value-type="string">
            <text:p>Tagbilaran City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5">
          <table:table-cell table:style-name="ce9" office:value-type="float" office:value="807">
            <text:p>807</text:p>
          </table:table-cell>
          <table:table-cell office:value-type="string">
            <text:p>tulsa, oklaho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8">
            <text:p>808</text:p>
          </table:table-cell>
          <table:table-cell office:value-type="string">
            <text:p>Grand Rapid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09">
            <text:p>809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10">
            <text:p>810</text:p>
          </table:table-cell>
          <table:table-cell office:value-type="string">
            <text:p>Tam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11">
            <text:p>811</text:p>
          </table:table-cell>
          <table:table-cell office:value-type="string">
            <text:p>Guingamp, Brittany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12">
            <text:p>812</text:p>
          </table:table-cell>
          <table:table-cell office:value-type="string">
            <text:p>Bratislava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5">
          <table:table-cell table:style-name="ce9" office:value-type="float" office:value="813">
            <text:p>813</text:p>
          </table:table-cell>
          <table:table-cell/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14">
            <text:p>814</text:p>
          </table:table-cell>
          <table:table-cell table:number-columns-repeated="2"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9" office:value-type="float" office:value="815">
            <text:p>81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16">
            <text:p>816</text:p>
          </table:table-cell>
          <table:table-cell/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817">
            <text:p>817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18">
            <text:p>818</text:p>
          </table:table-cell>
          <table:table-cell office:value-type="string">
            <text:p>Sunnyv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19">
            <text:p>819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0">
            <text:p>820</text:p>
          </table:table-cell>
          <table:table-cell office:value-type="string">
            <text:p>San Anton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1">
            <text:p>821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2">
            <text:p>822</text:p>
          </table:table-cell>
          <table:table-cell office:value-type="string">
            <text:p>San Anton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3">
            <text:p>823</text:p>
          </table:table-cell>
          <table:table-cell office:value-type="string">
            <text:p>Port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824">
            <text:p>824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5">
            <text:p>825</text:p>
          </table:table-cell>
          <table:table-cell office:value-type="string">
            <text:p>Le man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26">
            <text:p>826</text:p>
          </table:table-cell>
          <table:table-cell office:value-type="string">
            <text:p>götebo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827">
            <text:p>827</text:p>
          </table:table-cell>
          <table:table-cell office:value-type="string">
            <text:p>Palo Alt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28">
            <text:p>828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29">
            <text:p>829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30">
            <text:p>830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31">
            <text:p>831</text:p>
          </table:table-cell>
          <table:table-cell office:value-type="string">
            <text:p>Athens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5">
          <table:table-cell table:style-name="ce9" office:value-type="float" office:value="832">
            <text:p>832</text:p>
          </table:table-cell>
          <table:table-cell office:value-type="string">
            <text:p>Rovig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833">
            <text:p>833</text:p>
          </table:table-cell>
          <table:table-cell office:value-type="string">
            <text:p>Weymouth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834">
            <text:p>834</text:p>
          </table:table-cell>
          <table:table-cell office:value-type="string">
            <text:p>Detroi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35">
            <text:p>835</text:p>
          </table:table-cell>
          <table:table-cell office:value-type="string">
            <text:p>Monc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36">
            <text:p>836</text:p>
          </table:table-cell>
          <table:table-cell/>
          <table:table-cell office:value-type="string">
            <text:p>Israel</text:p>
          </table:table-cell>
          <table:table-cell table:number-columns-repeated="1021"/>
        </table:table-row>
        <table:table-row table:style-name="ro5">
          <table:table-cell table:style-name="ce9" office:value-type="float" office:value="837">
            <text:p>837</text:p>
          </table:table-cell>
          <table:table-cell office:value-type="string">
            <text:p>Manhattan, Kans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38">
            <text:p>838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39">
            <text:p>839</text:p>
          </table:table-cell>
          <table:table-cell office:value-type="string">
            <text:p>Fairbank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0">
            <text:p>840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1">
            <text:p>841</text:p>
          </table:table-cell>
          <table:table-cell office:value-type="string">
            <text:p>Palo Alt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2">
            <text:p>842</text:p>
          </table:table-cell>
          <table:table-cell office:value-type="string">
            <text:p>Hyderabad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843">
            <text:p>843</text:p>
          </table:table-cell>
          <table:table-cell office:value-type="string">
            <text:p>Glasgow</text:p>
          </table:table-cell>
          <table:table-cell office:value-type="string">
            <text:p>Scotland</text:p>
          </table:table-cell>
          <table:table-cell table:number-columns-repeated="1021"/>
        </table:table-row>
        <table:table-row table:style-name="ro5">
          <table:table-cell table:style-name="ce9" office:value-type="float" office:value="844">
            <text:p>844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5">
            <text:p>845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6">
            <text:p>846</text:p>
          </table:table-cell>
          <table:table-cell office:value-type="string">
            <text:p>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7">
            <text:p>847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48">
            <text:p>848</text:p>
          </table:table-cell>
          <table:table-cell office:value-type="string">
            <text:p>Nic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49">
            <text:p>849</text:p>
          </table:table-cell>
          <table:table-cell/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50">
            <text:p>850</text:p>
          </table:table-cell>
          <table:table-cell office:value-type="string">
            <text:p>Tartu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5">
          <table:table-cell table:style-name="ce9" office:value-type="float" office:value="851">
            <text:p>851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852">
            <text:p>852</text:p>
          </table:table-cell>
          <table:table-cell office:value-type="string">
            <text:p>Perth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53">
            <text:p>853</text:p>
          </table:table-cell>
          <table:table-cell/>
          <table:table-cell office:value-type="string">
            <text:p>Luxembourg</text:p>
          </table:table-cell>
          <table:table-cell table:number-columns-repeated="1021"/>
        </table:table-row>
        <table:table-row table:style-name="ro5">
          <table:table-cell table:style-name="ce9" office:value-type="float" office:value="854">
            <text:p>854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855">
            <text:p>855</text:p>
          </table:table-cell>
          <table:table-cell office:value-type="string">
            <text:p>Padu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856">
            <text:p>856</text:p>
          </table:table-cell>
          <table:table-cell office:value-type="string">
            <text:p>Madi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57">
            <text:p>857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858">
            <text:p>858</text:p>
          </table:table-cell>
          <table:table-cell office:value-type="string">
            <text:p>Enkhuizen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859">
            <text:p>859</text:p>
          </table:table-cell>
          <table:table-cell office:value-type="string">
            <text:p>Portland, M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60">
            <text:p>860</text:p>
          </table:table-cell>
          <table:table-cell office:value-type="string">
            <text:p>Asuncion</text:p>
          </table:table-cell>
          <table:table-cell office:value-type="string">
            <text:p>Paraguay</text:p>
          </table:table-cell>
          <table:table-cell table:number-columns-repeated="1021"/>
        </table:table-row>
        <table:table-row table:style-name="ro5">
          <table:table-cell table:style-name="ce9" office:value-type="float" office:value="861">
            <text:p>861</text:p>
          </table:table-cell>
          <table:table-cell office:value-type="string">
            <text:p>Washington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62">
            <text:p>862</text:p>
          </table:table-cell>
          <table:table-cell office:value-type="string">
            <text:p>IASI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5">
          <table:table-cell table:style-name="ce9" office:value-type="float" office:value="863">
            <text:p>863</text:p>
          </table:table-cell>
          <table:table-cell office:value-type="string">
            <text:p>Bulls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864">
            <text:p>864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65">
            <text:p>865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866">
            <text:p>866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67">
            <text:p>867</text:p>
          </table:table-cell>
          <table:table-cell office:value-type="string">
            <text:p>Temp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68">
            <text:p>868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69">
            <text:p>869</text:p>
          </table:table-cell>
          <table:table-cell office:value-type="string">
            <text:p>Venlo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870">
            <text:p>870</text:p>
          </table:table-cell>
          <table:table-cell office:value-type="string">
            <text:p>Cincinnati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1">
            <text:p>871</text:p>
          </table:table-cell>
          <table:table-cell office:value-type="string">
            <text:p>Welling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872">
            <text:p>872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3">
            <text:p>873</text:p>
          </table:table-cell>
          <table:table-cell office:value-type="string">
            <text:p>London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74">
            <text:p>874</text:p>
          </table:table-cell>
          <table:table-cell office:value-type="string">
            <text:p>Auckland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875">
            <text:p>875</text:p>
          </table:table-cell>
          <table:table-cell office:value-type="string">
            <text:p>Beavercree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6">
            <text:p>876</text:p>
          </table:table-cell>
          <table:table-cell office:value-type="string">
            <text:p>sharon, v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7">
            <text:p>877</text:p>
          </table:table-cell>
          <table:table-cell office:value-type="string">
            <text:p>Palestine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8">
            <text:p>878</text:p>
          </table:table-cell>
          <table:table-cell office:value-type="string">
            <text:p>Vermon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79">
            <text:p>879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80">
            <text:p>880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881">
            <text:p>881</text:p>
          </table:table-cell>
          <table:table-cell office:value-type="string">
            <text:p>Hoofddorp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882">
            <text:p>882</text:p>
          </table:table-cell>
          <table:table-cell office:value-type="string">
            <text:p>Itu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883">
            <text:p>883</text:p>
          </table:table-cell>
          <table:table-cell office:value-type="string">
            <text:p>Leipzi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84">
            <text:p>884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885">
            <text:p>885</text:p>
          </table:table-cell>
          <table:table-cell office:value-type="string">
            <text:p>Arlingto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86">
            <text:p>886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887">
            <text:p>887</text:p>
          </table:table-cell>
          <table:table-cell office:value-type="string">
            <text:p>Leon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888">
            <text:p>888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89">
            <text:p>889</text:p>
          </table:table-cell>
          <table:table-cell office:value-type="string">
            <text:p>Gosford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90">
            <text:p>890</text:p>
          </table:table-cell>
          <table:table-cell office:value-type="string">
            <text:p>Bakersfield,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891">
            <text:p>891</text:p>
          </table:table-cell>
          <table:table-cell office:value-type="string">
            <text:p>Lima</text:p>
          </table:table-cell>
          <table:table-cell office:value-type="string">
            <text:p>Peru</text:p>
          </table:table-cell>
          <table:table-cell table:number-columns-repeated="1021"/>
        </table:table-row>
        <table:table-row table:style-name="ro5">
          <table:table-cell table:style-name="ce9" office:value-type="float" office:value="892">
            <text:p>892</text:p>
          </table:table-cell>
          <table:table-cell office:value-type="string">
            <text:p>Maracaibo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5">
          <table:table-cell table:style-name="ce9" office:value-type="float" office:value="893">
            <text:p>893</text:p>
          </table:table-cell>
          <table:table-cell office:value-type="string">
            <text:p>Toowoomba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894">
            <text:p>894</text:p>
          </table:table-cell>
          <table:table-cell office:value-type="string">
            <text:p>Lisbo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895">
            <text:p>895</text:p>
          </table:table-cell>
          <table:table-cell office:value-type="string">
            <text:p>Neuchâtel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896">
            <text:p>896</text:p>
          </table:table-cell>
          <table:table-cell office:value-type="string">
            <text:p>Galway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897">
            <text:p>897</text:p>
          </table:table-cell>
          <table:table-cell office:value-type="string">
            <text:p>Damascus</text:p>
          </table:table-cell>
          <table:table-cell office:value-type="string">
            <text:p>Syria</text:p>
          </table:table-cell>
          <table:table-cell table:number-columns-repeated="1021"/>
        </table:table-row>
        <table:table-row table:style-name="ro5">
          <table:table-cell table:style-name="ce9" office:value-type="float" office:value="898">
            <text:p>898</text:p>
          </table:table-cell>
          <table:table-cell office:value-type="string">
            <text:p>Turku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899">
            <text:p>899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5">
          <table:table-cell table:style-name="ce9" office:value-type="float" office:value="900">
            <text:p>900</text:p>
          </table:table-cell>
          <table:table-cell office:value-type="string">
            <text:p>ljubljana</text:p>
          </table:table-cell>
          <table:table-cell office:value-type="string">
            <text:p>Slovenia</text:p>
          </table:table-cell>
          <table:table-cell table:number-columns-repeated="1021"/>
        </table:table-row>
        <table:table-row table:style-name="ro5">
          <table:table-cell table:style-name="ce9" office:value-type="float" office:value="901">
            <text:p>901</text:p>
          </table:table-cell>
          <table:table-cell office:value-type="string">
            <text:p>Bucharest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5">
          <table:table-cell table:style-name="ce9" office:value-type="float" office:value="902">
            <text:p>902</text:p>
          </table:table-cell>
          <table:table-cell office:value-type="string">
            <text:p>Prague</text:p>
          </table:table-cell>
          <table:table-cell office:value-type="string">
            <text:p>Czech Republic</text:p>
          </table:table-cell>
          <table:table-cell table:number-columns-repeated="1021"/>
        </table:table-row>
        <table:table-row table:style-name="ro5">
          <table:table-cell table:style-name="ce9" office:value-type="float" office:value="903">
            <text:p>903</text:p>
          </table:table-cell>
          <table:table-cell office:value-type="string">
            <text:p>Am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04">
            <text:p>904</text:p>
          </table:table-cell>
          <table:table-cell office:value-type="string">
            <text:p>Prague</text:p>
          </table:table-cell>
          <table:table-cell office:value-type="string">
            <text:p>Czech Republic</text:p>
          </table:table-cell>
          <table:table-cell table:number-columns-repeated="1021"/>
        </table:table-row>
        <table:table-row table:style-name="ro5">
          <table:table-cell table:style-name="ce9" office:value-type="float" office:value="905">
            <text:p>905</text:p>
          </table:table-cell>
          <table:table-cell office:value-type="string">
            <text:p>Suwalkk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906">
            <text:p>906</text:p>
          </table:table-cell>
          <table:table-cell office:value-type="string">
            <text:p>Hamina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907">
            <text:p>907</text:p>
          </table:table-cell>
          <table:table-cell office:value-type="string">
            <text:p>Reutling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908">
            <text:p>908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909">
            <text:p>909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0">
            <text:p>910</text:p>
          </table:table-cell>
          <table:table-cell office:value-type="string">
            <text:p>Athens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1">
            <text:p>911</text:p>
          </table:table-cell>
          <table:table-cell office:value-type="string">
            <text:p>Shoreview,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2">
            <text:p>912</text:p>
          </table:table-cell>
          <table:table-cell office:value-type="string">
            <text:p>thrissur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913">
            <text:p>913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4">
            <text:p>914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5">
            <text:p>915</text:p>
          </table:table-cell>
          <table:table-cell office:value-type="string">
            <text:p>Claremont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6">
            <text:p>916</text:p>
          </table:table-cell>
          <table:table-cell office:value-type="string">
            <text:p>Sacrament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7">
            <text:p>917</text:p>
          </table:table-cell>
          <table:table-cell office:value-type="string">
            <text:p>Westerwald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918">
            <text:p>918</text:p>
          </table:table-cell>
          <table:table-cell office:value-type="string">
            <text:p>St. Lou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19">
            <text:p>919</text:p>
          </table:table-cell>
          <table:table-cell office:value-type="string">
            <text:p>Esslingen am Neckar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920">
            <text:p>920</text:p>
          </table:table-cell>
          <table:table-cell office:value-type="string">
            <text:p>Strumica</text:p>
          </table:table-cell>
          <table:table-cell office:value-type="string">
            <text:p>Macedonia</text:p>
          </table:table-cell>
          <table:table-cell table:number-columns-repeated="1021"/>
        </table:table-row>
        <table:table-row table:style-name="ro5">
          <table:table-cell table:style-name="ce9" office:value-type="float" office:value="921">
            <text:p>921</text:p>
          </table:table-cell>
          <table:table-cell office:value-type="string">
            <text:p>Piscatawa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22">
            <text:p>922</text:p>
          </table:table-cell>
          <table:table-cell office:value-type="string">
            <text:p>Manchester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23">
            <text:p>923</text:p>
          </table:table-cell>
          <table:table-cell office:value-type="string">
            <text:p>Taipei/Silicon Valley</text:p>
          </table:table-cell>
          <table:table-cell office:value-type="string">
            <text:p>Taiwan / USA</text:p>
          </table:table-cell>
          <table:table-cell table:number-columns-repeated="1021"/>
        </table:table-row>
        <table:table-row table:style-name="ro5">
          <table:table-cell table:style-name="ce9" office:value-type="float" office:value="924">
            <text:p>924</text:p>
          </table:table-cell>
          <table:table-cell office:value-type="string">
            <text:p>Wylie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25">
            <text:p>925</text:p>
          </table:table-cell>
          <table:table-cell office:value-type="string">
            <text:p>Seattle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26">
            <text:p>926</text:p>
          </table:table-cell>
          <table:table-cell office:value-type="string">
            <text:p>Budapest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5">
          <table:table-cell table:style-name="ce9" office:value-type="float" office:value="927">
            <text:p>927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28">
            <text:p>928</text:p>
          </table:table-cell>
          <table:table-cell/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929">
            <text:p>929</text:p>
          </table:table-cell>
          <table:table-cell office:value-type="string">
            <text:p>Umea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930">
            <text:p>930</text:p>
          </table:table-cell>
          <table:table-cell office:value-type="string">
            <text:p>San Dieg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1">
            <text:p>931</text:p>
          </table:table-cell>
          <table:table-cell office:value-type="string">
            <text:p>Nurembe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932">
            <text:p>932</text:p>
          </table:table-cell>
          <table:table-cell office:value-type="string">
            <text:p>tolland county, 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3">
            <text:p>933</text:p>
          </table:table-cell>
          <table:table-cell office:value-type="string">
            <text:p>Fremont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4">
            <text:p>934</text:p>
          </table:table-cell>
          <table:table-cell office:value-type="string">
            <text:p>Brussels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935">
            <text:p>935</text:p>
          </table:table-cell>
          <table:table-cell office:value-type="string">
            <text:p>loui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6">
            <text:p>936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937">
            <text:p>937</text:p>
          </table:table-cell>
          <table:table-cell office:value-type="string">
            <text:p>Ann Arb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38">
            <text:p>938</text:p>
          </table:table-cell>
          <table:table-cell office:value-type="string">
            <text:p>Solothurn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939">
            <text:p>939</text:p>
          </table:table-cell>
          <table:table-cell office:value-type="string">
            <text:p>Bay Are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40">
            <text:p>940</text:p>
          </table:table-cell>
          <table:table-cell office:value-type="string">
            <text:p>Moden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941">
            <text:p>941</text:p>
          </table:table-cell>
          <table:table-cell office:value-type="string">
            <text:p>Wakefiel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42">
            <text:p>942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43">
            <text:p>943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10" office:value-type="float" office:value="944">
            <text:p>944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945">
            <text:p>94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946">
            <text:p>946</text:p>
          </table:table-cell>
          <table:table-cell office:value-type="string">
            <text:p>Brist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47">
            <text:p>947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48">
            <text:p>948</text:p>
          </table:table-cell>
          <table:table-cell/>
          <table:table-cell office:value-type="string">
            <text:p>Slovakia</text:p>
          </table:table-cell>
          <table:table-cell table:number-columns-repeated="1021"/>
        </table:table-row>
        <table:table-row table:style-name="ro5">
          <table:table-cell table:style-name="ce9" office:value-type="float" office:value="949">
            <text:p>949</text:p>
          </table:table-cell>
          <table:table-cell office:value-type="string">
            <text:p>Gothenbu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950">
            <text:p>950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1">
            <text:p>951</text:p>
          </table:table-cell>
          <table:table-cell office:value-type="string">
            <text:p>On a small farm in central Oklaho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2">
            <text:p>952</text:p>
          </table:table-cell>
          <table:table-cell office:value-type="string">
            <text:p>Redmond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3">
            <text:p>953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954">
            <text:p>954</text:p>
          </table:table-cell>
          <table:table-cell office:value-type="string">
            <text:p>Ringgold, Georg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5">
            <text:p>955</text:p>
          </table:table-cell>
          <table:table-cell office:value-type="string">
            <text:p>Ann Arbor,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6">
            <text:p>956</text:p>
          </table:table-cell>
          <table:table-cell office:value-type="string">
            <text:p>Hunt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7">
            <text:p>957</text:p>
          </table:table-cell>
          <table:table-cell office:value-type="string">
            <text:p>Almerí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958">
            <text:p>958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59">
            <text:p>959</text:p>
          </table:table-cell>
          <table:table-cell office:value-type="string">
            <text:p>Gilbert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0">
            <text:p>960</text:p>
          </table:table-cell>
          <table:table-cell office:value-type="string">
            <text:p>Lanca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1">
            <text:p>961</text:p>
          </table:table-cell>
          <table:table-cell office:value-type="string">
            <text:p>buford, g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2">
            <text:p>962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963">
            <text:p>963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964">
            <text:p>964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5">
            <text:p>965</text:p>
          </table:table-cell>
          <table:table-cell office:value-type="string">
            <text:p>Sofia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5">
          <table:table-cell table:style-name="ce9" office:value-type="float" office:value="966">
            <text:p>966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7">
            <text:p>967</text:p>
          </table:table-cell>
          <table:table-cell office:value-type="string">
            <text:p>Chico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8">
            <text:p>968</text:p>
          </table:table-cell>
          <table:table-cell office:value-type="string">
            <text:p>Fremont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69">
            <text:p>969</text:p>
          </table:table-cell>
          <table:table-cell office:value-type="string">
            <text:p>omah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70">
            <text:p>970</text:p>
          </table:table-cell>
          <table:table-cell office:value-type="string">
            <text:p>Sheffiel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71">
            <text:p>971</text:p>
          </table:table-cell>
          <table:table-cell office:value-type="string">
            <text:p>Kassel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972">
            <text:p>972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973">
            <text:p>973</text:p>
          </table:table-cell>
          <table:table-cell office:value-type="string">
            <text:p>Bumpass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74">
            <text:p>974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75">
            <text:p>975</text:p>
          </table:table-cell>
          <table:table-cell/>
          <table:table-cell office:value-type="string">
            <text:p>Romania</text:p>
          </table:table-cell>
          <table:table-cell table:number-columns-repeated="1021"/>
        </table:table-row>
        <table:table-row table:style-name="ro5">
          <table:table-cell table:style-name="ce9" office:value-type="float" office:value="976">
            <text:p>976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977">
            <text:p>977</text:p>
          </table:table-cell>
          <table:table-cell/>
          <table:table-cell office:value-type="string">
            <text:p>Greece</text:p>
          </table:table-cell>
          <table:table-cell table:number-columns-repeated="1021"/>
        </table:table-row>
        <table:table-row table:style-name="ro5">
          <table:table-cell table:style-name="ce9" office:value-type="float" office:value="978">
            <text:p>978</text:p>
          </table:table-cell>
          <table:table-cell office:value-type="string">
            <text:p>Raleigh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79">
            <text:p>979</text:p>
          </table:table-cell>
          <table:table-cell office:value-type="string">
            <text:p>Shelburn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80">
            <text:p>980</text:p>
          </table:table-cell>
          <table:table-cell office:value-type="string">
            <text:p>Madur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981">
            <text:p>981</text:p>
          </table:table-cell>
          <table:table-cell office:value-type="string">
            <text:p>Leiri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982">
            <text:p>982</text:p>
          </table:table-cell>
          <table:table-cell office:value-type="string">
            <text:p>infanta, pangasinan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5">
          <table:table-cell table:style-name="ce9" office:value-type="float" office:value="983">
            <text:p>983</text:p>
          </table:table-cell>
          <table:table-cell office:value-type="string">
            <text:p>Dumont, 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84">
            <text:p>984</text:p>
          </table:table-cell>
          <table:table-cell office:value-type="string">
            <text:p>L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85">
            <text:p>985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86">
            <text:p>986</text:p>
          </table:table-cell>
          <table:table-cell office:value-type="string">
            <text:p>Surrey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987">
            <text:p>987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988">
            <text:p>988</text:p>
          </table:table-cell>
          <table:table-cell office:value-type="string">
            <text:p>Tremonton, U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89">
            <text:p>989</text:p>
          </table:table-cell>
          <table:table-cell office:value-type="string">
            <text:p>La Plata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990">
            <text:p>990</text:p>
          </table:table-cell>
          <table:table-cell office:value-type="string">
            <text:p>Albi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10" office:value-type="float" office:value="991">
            <text:p>991</text:p>
          </table:table-cell>
          <table:table-cell table:style-name="ce17" office:value-type="string">
            <text:p>Kersey</text:p>
          </table:table-cell>
          <table:table-cell table:style-name="ce17" office:value-type="string">
            <text:p>UNC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992">
            <text:p>992</text:p>
          </table:table-cell>
          <table:table-cell office:value-type="string">
            <text:p>Frisco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93">
            <text:p>993</text:p>
          </table:table-cell>
          <table:table-cell office:value-type="string">
            <text:p>New Brighton,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94">
            <text:p>994</text:p>
          </table:table-cell>
          <table:table-cell office:value-type="string">
            <text:p>Oslo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995">
            <text:p>995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996">
            <text:p>996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997">
            <text:p>997</text:p>
          </table:table-cell>
          <table:table-cell office:value-type="string">
            <text:p>Sparta 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98">
            <text:p>998</text:p>
          </table:table-cell>
          <table:table-cell office:value-type="string">
            <text:p>North Reading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999">
            <text:p>999</text:p>
          </table:table-cell>
          <table:table-cell office:value-type="string">
            <text:p>West Palm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0">
            <text:p>1000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1">
            <text:p>1001</text:p>
          </table:table-cell>
          <table:table-cell office:value-type="string">
            <text:p>Omah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2">
            <text:p>1002</text:p>
          </table:table-cell>
          <table:table-cell office:value-type="string">
            <text:p>WA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03">
            <text:p>1003</text:p>
          </table:table-cell>
          <table:table-cell office:value-type="string">
            <text:p>Littlestown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4">
            <text:p>1004</text:p>
          </table:table-cell>
          <table:table-cell office:value-type="string">
            <text:p>Lehi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5">
            <text:p>1005</text:p>
          </table:table-cell>
          <table:table-cell office:value-type="string">
            <text:p>Lexington, S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06">
            <text:p>1006</text:p>
          </table:table-cell>
          <table:table-cell office:value-type="string">
            <text:p>birmingham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07">
            <text:p>1007</text:p>
          </table:table-cell>
          <table:table-cell office:value-type="string">
            <text:p>ghent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008">
            <text:p>1008</text:p>
          </table:table-cell>
          <table:table-cell office:value-type="string">
            <text:p>Espoo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009">
            <text:p>1009</text:p>
          </table:table-cell>
          <table:table-cell office:value-type="string">
            <text:p>Gojra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5">
          <table:table-cell table:style-name="ce9" office:value-type="float" office:value="1010">
            <text:p>1010</text:p>
          </table:table-cell>
          <table:table-cell office:value-type="string">
            <text:p>UDAIPUR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011">
            <text:p>1011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012">
            <text:p>1012</text:p>
          </table:table-cell>
          <table:table-cell office:value-type="string">
            <text:p>Hsinchu</text:p>
          </table:table-cell>
          <table:table-cell office:value-type="string">
            <text:p>Taiwan</text:p>
          </table:table-cell>
          <table:table-cell table:number-columns-repeated="1021"/>
        </table:table-row>
        <table:table-row table:style-name="ro5">
          <table:table-cell table:style-name="ce9" office:value-type="float" office:value="1013">
            <text:p>1013</text:p>
          </table:table-cell>
          <table:table-cell office:value-type="string">
            <text:p>Shanghai (normally canberra)</text:p>
          </table:table-cell>
          <table:table-cell office:value-type="string">
            <text:p>China (normally Australia)</text:p>
          </table:table-cell>
          <table:table-cell table:number-columns-repeated="1021"/>
        </table:table-row>
        <table:table-row table:style-name="ro5">
          <table:table-cell table:style-name="ce9" office:value-type="float" office:value="1014">
            <text:p>1014</text:p>
          </table:table-cell>
          <table:table-cell office:value-type="string">
            <text:p>Stockholm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015">
            <text:p>1015</text:p>
          </table:table-cell>
          <table:table-cell office:value-type="string">
            <text:p>Maharagama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5">
          <table:table-cell table:style-name="ce9" office:value-type="float" office:value="1016">
            <text:p>1016</text:p>
          </table:table-cell>
          <table:table-cell office:value-type="string">
            <text:p>Peterborough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17">
            <text:p>1017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018">
            <text:p>1018</text:p>
          </table:table-cell>
          <table:table-cell office:value-type="string">
            <text:p>Cowaramup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19">
            <text:p>1019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020">
            <text:p>1020</text:p>
          </table:table-cell>
          <table:table-cell office:value-type="string">
            <text:p>Ferney-Voltair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021">
            <text:p>1021</text:p>
          </table:table-cell>
          <table:table-cell office:value-type="string">
            <text:p>Kaiserslauter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022">
            <text:p>1022</text:p>
          </table:table-cell>
          <table:table-cell office:value-type="string">
            <text:p>Stockholm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023">
            <text:p>1023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024">
            <text:p>1024</text:p>
          </table:table-cell>
          <table:table-cell office:value-type="string">
            <text:p>Götting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025">
            <text:p>1025</text:p>
          </table:table-cell>
          <table:table-cell office:value-type="string">
            <text:p>Las Veg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26">
            <text:p>1026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027">
            <text:p>1027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028">
            <text:p>1028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29">
            <text:p>1029</text:p>
          </table:table-cell>
          <table:table-cell office:value-type="string">
            <text:p>Leuven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030">
            <text:p>1030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31">
            <text:p>103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32">
            <text:p>1032</text:p>
          </table:table-cell>
          <table:table-cell/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033">
            <text:p>1033</text:p>
          </table:table-cell>
          <table:table-cell office:value-type="string">
            <text:p>Limerick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1034">
            <text:p>1034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35">
            <text:p>1035</text:p>
          </table:table-cell>
          <table:table-cell/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36">
            <text:p>1036</text:p>
          </table:table-cell>
          <table:table-cell office:value-type="string">
            <text:p>Ivre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037">
            <text:p>1037</text:p>
          </table:table-cell>
          <table:table-cell office:value-type="string">
            <text:p>Oxfor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38">
            <text:p>1038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039">
            <text:p>1039</text:p>
          </table:table-cell>
          <table:table-cell office:value-type="string">
            <text:p>Venice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040">
            <text:p>1040</text:p>
          </table:table-cell>
          <table:table-cell office:value-type="string">
            <text:p>peabody, Massachusett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41">
            <text:p>1041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042">
            <text:p>1042</text:p>
          </table:table-cell>
          <table:table-cell office:value-type="string">
            <text:p>San Francisco, Califor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43">
            <text:p>1043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44">
            <text:p>1044</text:p>
          </table:table-cell>
          <table:table-cell office:value-type="string">
            <text:p>Alingsås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045">
            <text:p>104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046">
            <text:p>1046</text:p>
          </table:table-cell>
          <table:table-cell office:value-type="string">
            <text:p>Las Veg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47">
            <text:p>1047</text:p>
          </table:table-cell>
          <table:table-cell office:value-type="string">
            <text:p>San Diego, Califor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48">
            <text:p>1048</text:p>
          </table:table-cell>
          <table:table-cell office:value-type="string">
            <text:p>Phoenix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49">
            <text:p>1049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50">
            <text:p>1050</text:p>
          </table:table-cell>
          <table:table-cell office:value-type="string">
            <text:p>Johannesburg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5">
          <table:table-cell table:style-name="ce9" office:value-type="float" office:value="1051">
            <text:p>1051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52">
            <text:p>1052</text:p>
          </table:table-cell>
          <table:table-cell office:value-type="string">
            <text:p>Cleveland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53">
            <text:p>1053</text:p>
          </table:table-cell>
          <table:table-cell office:value-type="string">
            <text:p>Pullman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54">
            <text:p>1054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055">
            <text:p>1055</text:p>
          </table:table-cell>
          <table:table-cell office:value-type="string">
            <text:p>BraDFOR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056">
            <text:p>1056</text:p>
          </table:table-cell>
          <table:table-cell office:value-type="string">
            <text:p>Medford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57">
            <text:p>1057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58">
            <text:p>1058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059">
            <text:p>1059</text:p>
          </table:table-cell>
          <table:table-cell office:value-type="string">
            <text:p>Reston, Virgi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0">
            <text:p>1060</text:p>
          </table:table-cell>
          <table:table-cell office:value-type="string">
            <text:p>mexico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061">
            <text:p>1061</text:p>
          </table:table-cell>
          <table:table-cell office:value-type="string">
            <text:p>Quezon City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5">
          <table:table-cell table:style-name="ce9" office:value-type="float" office:value="1062">
            <text:p>1062</text:p>
          </table:table-cell>
          <table:table-cell office:value-type="string">
            <text:p>Curitib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063">
            <text:p>1063</text:p>
          </table:table-cell>
          <table:table-cell office:value-type="string">
            <text:p>Boyntifu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4">
            <text:p>1064</text:p>
          </table:table-cell>
          <table:table-cell office:value-type="string">
            <text:p>Baltimore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5">
            <text:p>1065</text:p>
          </table:table-cell>
          <table:table-cell office:value-type="string">
            <text:p>Lancaster, P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6">
            <text:p>1066</text:p>
          </table:table-cell>
          <table:table-cell office:value-type="string">
            <text:p>Aust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7">
            <text:p>1067</text:p>
          </table:table-cell>
          <table:table-cell office:value-type="string">
            <text:p>Grapevine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68">
            <text:p>1068</text:p>
          </table:table-cell>
          <table:table-cell office:value-type="string">
            <text:p>Auckland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069">
            <text:p>1069</text:p>
          </table:table-cell>
          <table:table-cell/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070">
            <text:p>1070</text:p>
          </table:table-cell>
          <table:table-cell office:value-type="string">
            <text:p>Palmd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1">
            <text:p>107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2">
            <text:p>1072</text:p>
          </table:table-cell>
          <table:table-cell office:value-type="string">
            <text:p>Anok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3">
            <text:p>1073</text:p>
          </table:table-cell>
          <table:table-cell office:value-type="string">
            <text:p>Dayton, Ohi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4">
            <text:p>1074</text:p>
          </table:table-cell>
          <table:table-cell office:value-type="string">
            <text:p>Umea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075">
            <text:p>1075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6">
            <text:p>1076</text:p>
          </table:table-cell>
          <table:table-cell office:value-type="string">
            <text:p>Ventur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77">
            <text:p>1077</text:p>
          </table:table-cell>
          <table:table-cell office:value-type="string">
            <text:p>Bendigo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78">
            <text:p>1078</text:p>
          </table:table-cell>
          <table:table-cell/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079">
            <text:p>1079</text:p>
          </table:table-cell>
          <table:table-cell office:value-type="string">
            <text:p>providenc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0">
            <text:p>1080</text:p>
          </table:table-cell>
          <table:table-cell office:value-type="string">
            <text:p>Orem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1">
            <text:p>1081</text:p>
          </table:table-cell>
          <table:table-cell office:value-type="string">
            <text:p>Tokyo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5">
          <table:table-cell table:style-name="ce9" office:value-type="float" office:value="1082">
            <text:p>1082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83">
            <text:p>1083</text:p>
          </table:table-cell>
          <table:table-cell office:value-type="string">
            <text:p>kans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4">
            <text:p>1084</text:p>
          </table:table-cell>
          <table:table-cell office:value-type="string">
            <text:p>Marin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5">
            <text:p>1085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086">
            <text:p>1086</text:p>
          </table:table-cell>
          <table:table-cell office:value-type="string">
            <text:p>Thunder Bay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087">
            <text:p>1087</text:p>
          </table:table-cell>
          <table:table-cell office:value-type="string">
            <text:p>burlington, v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8">
            <text:p>1088</text:p>
          </table:table-cell>
          <table:table-cell office:value-type="string">
            <text:p>Lawrence K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89">
            <text:p>1089</text:p>
          </table:table-cell>
          <table:table-cell office:value-type="string">
            <text:p>Rochester, M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0">
            <text:p>1090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91">
            <text:p>1091</text:p>
          </table:table-cell>
          <table:table-cell office:value-type="string">
            <text:p>Boston and Milan</text:p>
          </table:table-cell>
          <table:table-cell office:value-type="string">
            <text:p>USA / 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092">
            <text:p>1092</text:p>
          </table:table-cell>
          <table:table-cell office:value-type="string">
            <text:p>Barmera, SA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093">
            <text:p>1093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094">
            <text:p>1094</text:p>
          </table:table-cell>
          <table:table-cell office:value-type="string">
            <text:p>pittsfiel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5">
            <text:p>1095</text:p>
          </table:table-cell>
          <table:table-cell office:value-type="string">
            <text:p>Watertown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6">
            <text:p>1096</text:p>
          </table:table-cell>
          <table:table-cell office:value-type="string">
            <text:p>damas</text:p>
          </table:table-cell>
          <table:table-cell office:value-type="string">
            <text:p>Syria</text:p>
          </table:table-cell>
          <table:table-cell table:number-columns-repeated="1021"/>
        </table:table-row>
        <table:table-row table:style-name="ro5">
          <table:table-cell table:style-name="ce9" office:value-type="float" office:value="1097">
            <text:p>1097</text:p>
          </table:table-cell>
          <table:table-cell office:value-type="string">
            <text:p>Philadelph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8">
            <text:p>1098</text:p>
          </table:table-cell>
          <table:table-cell office:value-type="string">
            <text:p>Mountain view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099">
            <text:p>1099</text:p>
          </table:table-cell>
          <table:table-cell office:value-type="string">
            <text:p>Idaho Fall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0">
            <text:p>1100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1">
            <text:p>1101</text:p>
          </table:table-cell>
          <table:table-cell office:value-type="string">
            <text:p>suburb of Phill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2">
            <text:p>1102</text:p>
          </table:table-cell>
          <table:table-cell office:value-type="string">
            <text:p>Westmin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3">
            <text:p>1103</text:p>
          </table:table-cell>
          <table:table-cell office:value-type="string">
            <text:p>santa ros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10" office:value-type="float" office:value="1104">
            <text:p>1104</text:p>
          </table:table-cell>
          <table:table-cell table:style-name="ce17" office:value-type="string">
            <text:p>Both</text:p>
          </table:table-cell>
          <table:table-cell table:style-name="ce17" office:value-type="string">
            <text:p>Both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1105">
            <text:p>1105</text:p>
          </table:table-cell>
          <table:table-cell office:value-type="string">
            <text:p>Payson, Arizo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6">
            <text:p>1106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7">
            <text:p>1107</text:p>
          </table:table-cell>
          <table:table-cell office:value-type="string">
            <text:p>Philadelph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08">
            <text:p>1108</text:p>
          </table:table-cell>
          <table:table-cell office:value-type="string">
            <text:p>St. Catharines, 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09">
            <text:p>1109</text:p>
          </table:table-cell>
          <table:table-cell office:value-type="string">
            <text:p>Yokohama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5">
          <table:table-cell table:style-name="ce9" office:value-type="float" office:value="1110">
            <text:p>1110</text:p>
          </table:table-cell>
          <table:table-cell office:value-type="string">
            <text:p>Carrboro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1">
            <text:p>1111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112">
            <text:p>1112</text:p>
          </table:table-cell>
          <table:table-cell table:number-columns-repeated="2" office:value-type="string">
            <text:p>Singapore</text:p>
          </table:table-cell>
          <table:table-cell table:number-columns-repeated="1021"/>
        </table:table-row>
        <table:table-row table:style-name="ro5">
          <table:table-cell table:style-name="ce9" office:value-type="float" office:value="1113">
            <text:p>1113</text:p>
          </table:table-cell>
          <table:table-cell office:value-type="string">
            <text:p>Boise, I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4">
            <text:p>1114</text:p>
          </table:table-cell>
          <table:table-cell office:value-type="string">
            <text:p>Nels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115">
            <text:p>1115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6">
            <text:p>1116</text:p>
          </table:table-cell>
          <table:table-cell office:value-type="string">
            <text:p>Borsbeek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117">
            <text:p>1117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8">
            <text:p>1118</text:p>
          </table:table-cell>
          <table:table-cell office:value-type="string">
            <text:p>Aust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19">
            <text:p>1119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120">
            <text:p>1120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121">
            <text:p>1121</text:p>
          </table:table-cell>
          <table:table-cell office:value-type="string">
            <text:p>In the province of Quebec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22">
            <text:p>1122</text:p>
          </table:table-cell>
          <table:table-cell office:value-type="string">
            <text:p>Hillsboro, Oreg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3">
            <text:p>1123</text:p>
          </table:table-cell>
          <table:table-cell office:value-type="string">
            <text:p>Dall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4">
            <text:p>1124</text:p>
          </table:table-cell>
          <table:table-cell office:value-type="string">
            <text:p>Copenhagen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1125">
            <text:p>1125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6">
            <text:p>1126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7">
            <text:p>1127</text:p>
          </table:table-cell>
          <table:table-cell office:value-type="string">
            <text:p>Mexico DF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128">
            <text:p>1128</text:p>
          </table:table-cell>
          <table:table-cell office:value-type="string">
            <text:p>Chino Hills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29">
            <text:p>1129</text:p>
          </table:table-cell>
          <table:table-cell office:value-type="string">
            <text:p>Algiers</text:p>
          </table:table-cell>
          <table:table-cell office:value-type="string">
            <text:p>Algeria</text:p>
          </table:table-cell>
          <table:table-cell table:number-columns-repeated="1021"/>
        </table:table-row>
        <table:table-row table:style-name="ro5">
          <table:table-cell table:style-name="ce9" office:value-type="float" office:value="1130">
            <text:p>1130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31">
            <text:p>113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32">
            <text:p>1132</text:p>
          </table:table-cell>
          <table:table-cell office:value-type="string">
            <text:p>medellin</text:p>
          </table:table-cell>
          <table:table-cell office:value-type="string">
            <text:p>Colombia</text:p>
          </table:table-cell>
          <table:table-cell table:number-columns-repeated="1021"/>
        </table:table-row>
        <table:table-row table:style-name="ro5">
          <table:table-cell table:style-name="ce9" office:value-type="float" office:value="1133">
            <text:p>1133</text:p>
          </table:table-cell>
          <table:table-cell office:value-type="string">
            <text:p>Re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34">
            <text:p>1134</text:p>
          </table:table-cell>
          <table:table-cell office:value-type="string">
            <text:p>Newcastle upon Tyn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135">
            <text:p>1135</text:p>
          </table:table-cell>
          <table:table-cell office:value-type="string">
            <text:p>Gdynia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1136">
            <text:p>1136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37">
            <text:p>1137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138">
            <text:p>1138</text:p>
          </table:table-cell>
          <table:table-cell office:value-type="string">
            <text:p>Butte, Monta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39">
            <text:p>1139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140">
            <text:p>1140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1">
            <text:p>1141</text:p>
          </table:table-cell>
          <table:table-cell office:value-type="string">
            <text:p>Vien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2">
            <text:p>1142</text:p>
          </table:table-cell>
          <table:table-cell office:value-type="string">
            <text:p>Karlsruhe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43">
            <text:p>1143</text:p>
          </table:table-cell>
          <table:table-cell office:value-type="string">
            <text:p>Sunnyva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4">
            <text:p>1144</text:p>
          </table:table-cell>
          <table:table-cell office:value-type="string">
            <text:p>Tucson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5">
            <text:p>1145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6">
            <text:p>1146</text:p>
          </table:table-cell>
          <table:table-cell office:value-type="string">
            <text:p>Arlington, Virgi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7">
            <text:p>1147</text:p>
          </table:table-cell>
          <table:table-cell office:value-type="string">
            <text:p>Rocklin,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8">
            <text:p>1148</text:p>
          </table:table-cell>
          <table:table-cell office:value-type="string">
            <text:p>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49">
            <text:p>1149</text:p>
          </table:table-cell>
          <table:table-cell office:value-type="string">
            <text:p>Minneso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50">
            <text:p>1150</text:p>
          </table:table-cell>
          <table:table-cell office:value-type="string">
            <text:p>Reggio Emili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151">
            <text:p>1151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52">
            <text:p>1152</text:p>
          </table:table-cell>
          <table:table-cell office:value-type="string">
            <text:p>Riverton, U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53">
            <text:p>1153</text:p>
          </table:table-cell>
          <table:table-cell office:value-type="string">
            <text:p>Tucson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54">
            <text:p>1154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55">
            <text:p>1155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56">
            <text:p>1156</text:p>
          </table:table-cell>
          <table:table-cell office:value-type="string">
            <text:p>Vinnitsa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5">
          <table:table-cell table:style-name="ce9" office:value-type="float" office:value="1157">
            <text:p>1157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58">
            <text:p>1158</text:p>
          </table:table-cell>
          <table:table-cell office:value-type="string">
            <text:p>Portsmouth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159">
            <text:p>1159</text:p>
          </table:table-cell>
          <table:table-cell office:value-type="string">
            <text:p>San Marcos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60">
            <text:p>1160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61">
            <text:p>1161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162">
            <text:p>1162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163">
            <text:p>1163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164">
            <text:p>1164</text:p>
          </table:table-cell>
          <table:table-cell office:value-type="string">
            <text:p>Melfi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165">
            <text:p>1165</text:p>
          </table:table-cell>
          <table:table-cell office:value-type="string">
            <text:p>Winterthur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1166">
            <text:p>1166</text:p>
          </table:table-cell>
          <table:table-cell/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67">
            <text:p>1167</text:p>
          </table:table-cell>
          <table:table-cell office:value-type="string">
            <text:p>Woodinville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68">
            <text:p>1168</text:p>
          </table:table-cell>
          <table:table-cell office:value-type="string">
            <text:p>Clermont-Ferrand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169">
            <text:p>1169</text:p>
          </table:table-cell>
          <table:table-cell office:value-type="string">
            <text:p>Brooklyn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70">
            <text:p>1170</text:p>
          </table:table-cell>
          <table:table-cell office:value-type="string">
            <text:p>Hannover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71">
            <text:p>1171</text:p>
          </table:table-cell>
          <table:table-cell office:value-type="string">
            <text:p>Apex, NC 27539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72">
            <text:p>1172</text:p>
          </table:table-cell>
          <table:table-cell office:value-type="string">
            <text:p>AIX EN PROVENC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173">
            <text:p>1173</text:p>
          </table:table-cell>
          <table:table-cell office:value-type="string">
            <text:p>Mississaug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74">
            <text:p>1174</text:p>
          </table:table-cell>
          <table:table-cell office:value-type="string">
            <text:p>Miami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75">
            <text:p>1175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76">
            <text:p>1176</text:p>
          </table:table-cell>
          <table:table-cell office:value-type="string">
            <text:p>Saint-Petersburg</text:p>
          </table:table-cell>
          <table:table-cell office:value-type="string">
            <text:p>Russia</text:p>
          </table:table-cell>
          <table:table-cell table:number-columns-repeated="1021"/>
        </table:table-row>
        <table:table-row table:style-name="ro5">
          <table:table-cell table:style-name="ce9" office:value-type="float" office:value="1177">
            <text:p>1177</text:p>
          </table:table-cell>
          <table:table-cell office:value-type="string">
            <text:p>Brasov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5">
          <table:table-cell table:style-name="ce9" office:value-type="float" office:value="1178">
            <text:p>1178</text:p>
          </table:table-cell>
          <table:table-cell office:value-type="string">
            <text:p>Heilbad Heiligenstad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179">
            <text:p>1179</text:p>
          </table:table-cell>
          <table:table-cell office:value-type="string">
            <text:p>Ren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0">
            <text:p>1180</text:p>
          </table:table-cell>
          <table:table-cell office:value-type="string">
            <text:p>Dripping Springs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1">
            <text:p>1181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2">
            <text:p>1182</text:p>
          </table:table-cell>
          <table:table-cell office:value-type="string">
            <text:p>bishkek</text:p>
          </table:table-cell>
          <table:table-cell office:value-type="string">
            <text:p>Kyrgyzstan</text:p>
          </table:table-cell>
          <table:table-cell table:number-columns-repeated="1021"/>
        </table:table-row>
        <table:table-row table:style-name="ro5">
          <table:table-cell table:style-name="ce9" office:value-type="float" office:value="1183">
            <text:p>1183</text:p>
          </table:table-cell>
          <table:table-cell office:value-type="string">
            <text:p>Annapolis, M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4">
            <text:p>1184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5">
            <text:p>1185</text:p>
          </table:table-cell>
          <table:table-cell office:value-type="string">
            <text:p>South Caroli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6">
            <text:p>1186</text:p>
          </table:table-cell>
          <table:table-cell office:value-type="string">
            <text:p>Ahmedabad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187">
            <text:p>1187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188">
            <text:p>1188</text:p>
          </table:table-cell>
          <table:table-cell office:value-type="string">
            <text:p>Tempe, AZ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89">
            <text:p>1189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0">
            <text:p>1190</text:p>
          </table:table-cell>
          <table:table-cell office:value-type="string">
            <text:p>Maumelle, Arkans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1">
            <text:p>1191</text:p>
          </table:table-cell>
          <table:table-cell office:value-type="string">
            <text:p>Brag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192">
            <text:p>1192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3">
            <text:p>1193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4">
            <text:p>1194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195">
            <text:p>1195</text:p>
          </table:table-cell>
          <table:table-cell office:value-type="string">
            <text:p>Coimbr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196">
            <text:p>1196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7">
            <text:p>1197</text:p>
          </table:table-cell>
          <table:table-cell office:value-type="string">
            <text:p>Richmond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8">
            <text:p>1198</text:p>
          </table:table-cell>
          <table:table-cell office:value-type="string">
            <text:p>Denver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199">
            <text:p>1199</text:p>
          </table:table-cell>
          <table:table-cell office:value-type="string">
            <text:p>Karachi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5">
          <table:table-cell table:style-name="ce9" office:value-type="float" office:value="1200">
            <text:p>1200</text:p>
          </table:table-cell>
          <table:table-cell office:value-type="string">
            <text:p>Kitchener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201">
            <text:p>1201</text:p>
          </table:table-cell>
          <table:table-cell office:value-type="string">
            <text:p>Derby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02">
            <text:p>1202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03">
            <text:p>1203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04">
            <text:p>1204</text:p>
          </table:table-cell>
          <table:table-cell office:value-type="string">
            <text:p>Salt Lake City, U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05">
            <text:p>1205</text:p>
          </table:table-cell>
          <table:table-cell office:value-type="string">
            <text:p>Dublin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06">
            <text:p>1206</text:p>
          </table:table-cell>
          <table:table-cell office:value-type="string">
            <text:p>Dalla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07">
            <text:p>1207</text:p>
          </table:table-cell>
          <table:table-cell office:value-type="string">
            <text:p>Grand Rapid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08">
            <text:p>1208</text:p>
          </table:table-cell>
          <table:table-cell office:value-type="string">
            <text:p>Trevis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09">
            <text:p>1209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10">
            <text:p>1210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1211">
            <text:p>1211</text:p>
          </table:table-cell>
          <table:table-cell office:value-type="string">
            <text:p>Centennia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12">
            <text:p>1212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13">
            <text:p>1213</text:p>
          </table:table-cell>
          <table:table-cell office:value-type="string">
            <text:p>Brisba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214">
            <text:p>1214</text:p>
          </table:table-cell>
          <table:table-cell office:value-type="string">
            <text:p>New Britain, 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15">
            <text:p>1215</text:p>
          </table:table-cell>
          <table:table-cell office:value-type="string">
            <text:p>Saratog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16">
            <text:p>1216</text:p>
          </table:table-cell>
          <table:table-cell office:value-type="string">
            <text:p>Brno</text:p>
          </table:table-cell>
          <table:table-cell office:value-type="string">
            <text:p>Czech Republic</text:p>
          </table:table-cell>
          <table:table-cell table:number-columns-repeated="1021"/>
        </table:table-row>
        <table:table-row table:style-name="ro5">
          <table:table-cell table:style-name="ce9" office:value-type="float" office:value="1217">
            <text:p>1217</text:p>
          </table:table-cell>
          <table:table-cell office:value-type="string">
            <text:p>grenobl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18">
            <text:p>1218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19">
            <text:p>1219</text:p>
          </table:table-cell>
          <table:table-cell/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220">
            <text:p>1220</text:p>
          </table:table-cell>
          <table:table-cell office:value-type="string">
            <text:p>Leicester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21">
            <text:p>1221</text:p>
          </table:table-cell>
          <table:table-cell office:value-type="string">
            <text:p>hartford, Wiscons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22">
            <text:p>1222</text:p>
          </table:table-cell>
          <table:table-cell office:value-type="string">
            <text:p>Setubal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223">
            <text:p>1223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24">
            <text:p>1224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25">
            <text:p>1225</text:p>
          </table:table-cell>
          <table:table-cell office:value-type="string">
            <text:p>Copenhagen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1226">
            <text:p>1226</text:p>
          </table:table-cell>
          <table:table-cell office:value-type="string">
            <text:p>Embu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227">
            <text:p>1227</text:p>
          </table:table-cell>
          <table:table-cell office:value-type="string">
            <text:p>Warsaw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28">
            <text:p>1228</text:p>
          </table:table-cell>
          <table:table-cell office:value-type="string">
            <text:p>PORTO ALEGRE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229">
            <text:p>1229</text:p>
          </table:table-cell>
          <table:table-cell office:value-type="string">
            <text:p>Portland,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30">
            <text:p>1230</text:p>
          </table:table-cell>
          <table:table-cell office:value-type="string">
            <text:p>Austi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31">
            <text:p>1231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232">
            <text:p>1232</text:p>
          </table:table-cell>
          <table:table-cell office:value-type="string">
            <text:p>Cleveland, O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33">
            <text:p>1233</text:p>
          </table:table-cell>
          <table:table-cell office:value-type="string">
            <text:p>Castellon de la Pla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34">
            <text:p>1234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35">
            <text:p>1235</text:p>
          </table:table-cell>
          <table:table-cell office:value-type="string">
            <text:p>Ithaca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36">
            <text:p>1236</text:p>
          </table:table-cell>
          <table:table-cell office:value-type="string">
            <text:p>Hämeenlinna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37">
            <text:p>1237</text:p>
          </table:table-cell>
          <table:table-cell office:value-type="string">
            <text:p>Cork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38">
            <text:p>1238</text:p>
          </table:table-cell>
          <table:table-cell office:value-type="string">
            <text:p>Lisbo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239">
            <text:p>1239</text:p>
          </table:table-cell>
          <table:table-cell office:value-type="string">
            <text:p>Ludwigshaf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40">
            <text:p>1240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41">
            <text:p>1241</text:p>
          </table:table-cell>
          <table:table-cell office:value-type="string">
            <text:p>Kyiv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5">
          <table:table-cell table:style-name="ce9" office:value-type="float" office:value="1242">
            <text:p>1242</text:p>
          </table:table-cell>
          <table:table-cell office:value-type="string">
            <text:p>Fruitpor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243">
            <text:p>1243</text:p>
          </table:table-cell>
          <table:table-cell office:value-type="string">
            <text:p>Tori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44">
            <text:p>1244</text:p>
          </table:table-cell>
          <table:table-cell/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245">
            <text:p>1245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46">
            <text:p>1246</text:p>
          </table:table-cell>
          <table:table-cell office:value-type="string">
            <text:p>Avellino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47">
            <text:p>1247</text:p>
          </table:table-cell>
          <table:table-cell office:value-type="string">
            <text:p>Moden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48">
            <text:p>1248</text:p>
          </table:table-cell>
          <table:table-cell office:value-type="string">
            <text:p>Michalovce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5">
          <table:table-cell table:style-name="ce9" office:value-type="float" office:value="1249">
            <text:p>1249</text:p>
          </table:table-cell>
          <table:table-cell office:value-type="string">
            <text:p>Halle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50">
            <text:p>1250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51">
            <text:p>1251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52">
            <text:p>1252</text:p>
          </table:table-cell>
          <table:table-cell office:value-type="string">
            <text:p>St.Petersburg</text:p>
          </table:table-cell>
          <table:table-cell office:value-type="string">
            <text:p>Russia</text:p>
          </table:table-cell>
          <table:table-cell table:number-columns-repeated="1021"/>
        </table:table-row>
        <table:table-row table:style-name="ro5">
          <table:table-cell table:style-name="ce9" office:value-type="float" office:value="1253">
            <text:p>1253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54">
            <text:p>1254</text:p>
          </table:table-cell>
          <table:table-cell office:value-type="string">
            <text:p>Brest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55">
            <text:p>125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56">
            <text:p>1256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57">
            <text:p>1257</text:p>
          </table:table-cell>
          <table:table-cell office:value-type="string">
            <text:p>Leganés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58">
            <text:p>1258</text:p>
          </table:table-cell>
          <table:table-cell office:value-type="string">
            <text:p>Ghent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259">
            <text:p>1259</text:p>
          </table:table-cell>
          <table:table-cell office:value-type="string">
            <text:p>zeis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260">
            <text:p>1260</text:p>
          </table:table-cell>
          <table:table-cell office:value-type="string">
            <text:p>Gothenbu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261">
            <text:p>1261</text:p>
          </table:table-cell>
          <table:table-cell office:value-type="string">
            <text:p>LOS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5">
          <table:table-cell table:style-name="ce9" office:value-type="float" office:value="1262">
            <text:p>1262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10" office:value-type="float" office:value="1263">
            <text:p>1263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6" office:value-type="string">
            <text:p>INV</text:p>
          </table:table-cell>
          <table:table-cell table:style-name="ce17" table:number-columns-repeated="1020"/>
        </table:table-row>
        <table:table-row table:style-name="ro5">
          <table:table-cell table:style-name="ce9" office:value-type="float" office:value="1264">
            <text:p>1264</text:p>
          </table:table-cell>
          <table:table-cell office:value-type="string">
            <text:p>Oxford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65">
            <text:p>1265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66">
            <text:p>1266</text:p>
          </table:table-cell>
          <table:table-cell office:value-type="string">
            <text:p>Düsseldorf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67">
            <text:p>1267</text:p>
          </table:table-cell>
          <table:table-cell/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268">
            <text:p>1268</text:p>
          </table:table-cell>
          <table:table-cell/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269">
            <text:p>1269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270">
            <text:p>1270</text:p>
          </table:table-cell>
          <table:table-cell office:value-type="string">
            <text:p>Welling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71">
            <text:p>1271</text:p>
          </table:table-cell>
          <table:table-cell office:value-type="string">
            <text:p>Brest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72">
            <text:p>1272</text:p>
          </table:table-cell>
          <table:table-cell office:value-type="string">
            <text:p>Póvoa de Varzim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273">
            <text:p>1273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74">
            <text:p>1274</text:p>
          </table:table-cell>
          <table:table-cell office:value-type="string">
            <text:p>Liverpool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75">
            <text:p>1275</text:p>
          </table:table-cell>
          <table:table-cell office:value-type="string">
            <text:p>Aveir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276">
            <text:p>1276</text:p>
          </table:table-cell>
          <table:table-cell office:value-type="string">
            <text:p>Yes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277">
            <text:p>127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78">
            <text:p>1278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279">
            <text:p>1279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80">
            <text:p>1280</text:p>
          </table:table-cell>
          <table:table-cell office:value-type="string">
            <text:p>DIJON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81">
            <text:p>1281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82">
            <text:p>128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83">
            <text:p>1283</text:p>
          </table:table-cell>
          <table:table-cell office:value-type="string">
            <text:p>Parndorf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1284">
            <text:p>1284</text:p>
          </table:table-cell>
          <table:table-cell office:value-type="string">
            <text:p>Soes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285">
            <text:p>1285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86">
            <text:p>1286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87">
            <text:p>1287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88">
            <text:p>1288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89">
            <text:p>1289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90">
            <text:p>1290</text:p>
          </table:table-cell>
          <table:table-cell office:value-type="string">
            <text:p>Norwich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291">
            <text:p>1291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292">
            <text:p>1292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93">
            <text:p>1293</text:p>
          </table:table-cell>
          <table:table-cell office:value-type="string">
            <text:p>Vilnius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5">
          <table:table-cell table:style-name="ce9" office:value-type="float" office:value="1294">
            <text:p>1294</text:p>
          </table:table-cell>
          <table:table-cell office:value-type="string">
            <text:p>Port Elizabeth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5">
          <table:table-cell table:style-name="ce9" office:value-type="float" office:value="1295">
            <text:p>1295</text:p>
          </table:table-cell>
          <table:table-cell office:value-type="string">
            <text:p>Zaragoz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296">
            <text:p>1296</text:p>
          </table:table-cell>
          <table:table-cell office:value-type="string">
            <text:p>ankara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5">
          <table:table-cell table:style-name="ce9" office:value-type="float" office:value="1297">
            <text:p>1297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298">
            <text:p>1298</text:p>
          </table:table-cell>
          <table:table-cell office:value-type="string">
            <text:p>Närpes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299">
            <text:p>1299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300">
            <text:p>1300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01">
            <text:p>1301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02">
            <text:p>1302</text:p>
          </table:table-cell>
          <table:table-cell office:value-type="string">
            <text:p>Espoo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03">
            <text:p>1303</text:p>
          </table:table-cell>
          <table:table-cell office:value-type="string">
            <text:p>Vienna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1304">
            <text:p>1304</text:p>
          </table:table-cell>
          <table:table-cell office:value-type="string">
            <text:p>Port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305">
            <text:p>1305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06">
            <text:p>1306</text:p>
          </table:table-cell>
          <table:table-cell office:value-type="string">
            <text:p>Winchester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307">
            <text:p>1307</text:p>
          </table:table-cell>
          <table:table-cell office:value-type="string">
            <text:p>Pitts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08">
            <text:p>1308</text:p>
          </table:table-cell>
          <table:table-cell office:value-type="string">
            <text:p>Mount Prospect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09">
            <text:p>1309</text:p>
          </table:table-cell>
          <table:table-cell office:value-type="string">
            <text:p>Hamil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10">
            <text:p>1310</text:p>
          </table:table-cell>
          <table:table-cell office:value-type="string">
            <text:p>Atherton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311">
            <text:p>1311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12">
            <text:p>1312</text:p>
          </table:table-cell>
          <table:table-cell office:value-type="string">
            <text:p>Delft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313">
            <text:p>1313</text:p>
          </table:table-cell>
          <table:table-cell office:value-type="string">
            <text:p>Christchurch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14">
            <text:p>1314</text:p>
          </table:table-cell>
          <table:table-cell office:value-type="string">
            <text:p>Leipzi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15">
            <text:p>1315</text:p>
          </table:table-cell>
          <table:table-cell office:value-type="string">
            <text:p>Tychy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16">
            <text:p>1316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17">
            <text:p>1317</text:p>
          </table:table-cell>
          <table:table-cell office:value-type="string">
            <text:p>POITIER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18">
            <text:p>1318</text:p>
          </table:table-cell>
          <table:table-cell office:value-type="string">
            <text:p>le man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19">
            <text:p>1319</text:p>
          </table:table-cell>
          <table:table-cell office:value-type="string">
            <text:p>Ulm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20">
            <text:p>1320</text:p>
          </table:table-cell>
          <table:table-cell office:value-type="string">
            <text:p>Antibe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21">
            <text:p>1321</text:p>
          </table:table-cell>
          <table:table-cell office:value-type="string">
            <text:p>near Munich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22">
            <text:p>1322</text:p>
          </table:table-cell>
          <table:table-cell office:value-type="string">
            <text:p>Sydney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323">
            <text:p>1323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24">
            <text:p>1324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25">
            <text:p>1325</text:p>
          </table:table-cell>
          <table:table-cell office:value-type="string">
            <text:p>Trondheim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5">
          <table:table-cell table:style-name="ce9" office:value-type="float" office:value="1326">
            <text:p>1326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27">
            <text:p>1327</text:p>
          </table:table-cell>
          <table:table-cell office:value-type="string">
            <text:p>Poznan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28">
            <text:p>1328</text:p>
          </table:table-cell>
          <table:table-cell office:value-type="string">
            <text:p>Martigny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29">
            <text:p>1329</text:p>
          </table:table-cell>
          <table:table-cell office:value-type="string">
            <text:p>Palo Alto, Califor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30">
            <text:p>1330</text:p>
          </table:table-cell>
          <table:table-cell office:value-type="string">
            <text:p>Hulshout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5">
          <table:table-cell table:style-name="ce9" office:value-type="float" office:value="1331">
            <text:p>1331</text:p>
          </table:table-cell>
          <table:table-cell office:value-type="string">
            <text:p>Heidelbe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332">
            <text:p>1332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333">
            <text:p>1333</text:p>
          </table:table-cell>
          <table:table-cell office:value-type="string">
            <text:p>Diepoldsau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34">
            <text:p>1334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335">
            <text:p>1335</text:p>
          </table:table-cell>
          <table:table-cell office:value-type="string">
            <text:p>Rio Ranch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36">
            <text:p>1336</text:p>
          </table:table-cell>
          <table:table-cell office:value-type="string">
            <text:p>Enschede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337">
            <text:p>133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338">
            <text:p>133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339">
            <text:p>1339</text:p>
          </table:table-cell>
          <table:table-cell office:value-type="string">
            <text:p>Balurghat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340">
            <text:p>1340</text:p>
          </table:table-cell>
          <table:table-cell office:value-type="string">
            <text:p>Leiden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5">
          <table:table-cell table:style-name="ce9" office:value-type="float" office:value="1341">
            <text:p>1341</text:p>
          </table:table-cell>
          <table:table-cell office:value-type="string">
            <text:p>Vienna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5">
          <table:table-cell table:style-name="ce9" office:value-type="float" office:value="1342">
            <text:p>1342</text:p>
          </table:table-cell>
          <table:table-cell office:value-type="string">
            <text:p>Davis, Californ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43">
            <text:p>1343</text:p>
          </table:table-cell>
          <table:table-cell office:value-type="string">
            <text:p>Whistler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44">
            <text:p>1344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345">
            <text:p>1345</text:p>
          </table:table-cell>
          <table:table-cell office:value-type="string">
            <text:p>Calgary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46">
            <text:p>1346</text:p>
          </table:table-cell>
          <table:table-cell office:value-type="string">
            <text:p>Berkeley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47">
            <text:p>1347</text:p>
          </table:table-cell>
          <table:table-cell office:value-type="string">
            <text:p>Marylhurs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48">
            <text:p>1348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49">
            <text:p>1349</text:p>
          </table:table-cell>
          <table:table-cell office:value-type="string">
            <text:p>Manila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5">
          <table:table-cell table:style-name="ce9" office:value-type="float" office:value="1350">
            <text:p>1350</text:p>
          </table:table-cell>
          <table:table-cell office:value-type="string">
            <text:p>Riga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5">
          <table:table-cell table:style-name="ce9" office:value-type="float" office:value="1351">
            <text:p>1351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2">
            <text:p>1352</text:p>
          </table:table-cell>
          <table:table-cell office:value-type="string">
            <text:p>Wanta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3">
            <text:p>1353</text:p>
          </table:table-cell>
          <table:table-cell office:value-type="string">
            <text:p>Squamish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54">
            <text:p>1354</text:p>
          </table:table-cell>
          <table:table-cell office:value-type="string">
            <text:p>new york cit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5">
            <text:p>1355</text:p>
          </table:table-cell>
          <table:table-cell office:value-type="string">
            <text:p>Roanoke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6">
            <text:p>1356</text:p>
          </table:table-cell>
          <table:table-cell office:value-type="string">
            <text:p>Palmer, Alask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7">
            <text:p>1357</text:p>
          </table:table-cell>
          <table:table-cell office:value-type="string">
            <text:p>San Carlos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8">
            <text:p>1358</text:p>
          </table:table-cell>
          <table:table-cell office:value-type="string">
            <text:p>Beaverton,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59">
            <text:p>1359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0">
            <text:p>1360</text:p>
          </table:table-cell>
          <table:table-cell office:value-type="string">
            <text:p>Davenpor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1">
            <text:p>1361</text:p>
          </table:table-cell>
          <table:table-cell office:value-type="string">
            <text:p>arlington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2">
            <text:p>1362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3">
            <text:p>1363</text:p>
          </table:table-cell>
          <table:table-cell office:value-type="string">
            <text:p>Coimbatore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5">
          <table:table-cell table:style-name="ce9" office:value-type="float" office:value="1364">
            <text:p>1364</text:p>
          </table:table-cell>
          <table:table-cell office:value-type="string">
            <text:p>Austi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5">
            <text:p>1365</text:p>
          </table:table-cell>
          <table:table-cell office:value-type="string">
            <text:p>Everett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6">
            <text:p>1366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7">
            <text:p>1367</text:p>
          </table:table-cell>
          <table:table-cell office:value-type="string">
            <text:p>Welling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68">
            <text:p>1368</text:p>
          </table:table-cell>
          <table:table-cell office:value-type="string">
            <text:p>Seatt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69">
            <text:p>1369</text:p>
          </table:table-cell>
          <table:table-cell office:value-type="string">
            <text:p>Ralei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0">
            <text:p>1370</text:p>
          </table:table-cell>
          <table:table-cell office:value-type="string">
            <text:p>Chiang Mai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5">
          <table:table-cell table:style-name="ce9" office:value-type="float" office:value="1371">
            <text:p>1371</text:p>
          </table:table-cell>
          <table:table-cell office:value-type="string">
            <text:p>Warren Township, 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2">
            <text:p>1372</text:p>
          </table:table-cell>
          <table:table-cell office:value-type="string">
            <text:p>Redmond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3">
            <text:p>1373</text:p>
          </table:table-cell>
          <table:table-cell office:value-type="string">
            <text:p>Tuc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4">
            <text:p>1374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5">
            <text:p>1375</text:p>
          </table:table-cell>
          <table:table-cell office:value-type="string">
            <text:p>Somervill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6">
            <text:p>1376</text:p>
          </table:table-cell>
          <table:table-cell office:value-type="string">
            <text:p>Champaign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7">
            <text:p>1377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8">
            <text:p>1378</text:p>
          </table:table-cell>
          <table:table-cell office:value-type="string">
            <text:p>L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79">
            <text:p>1379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80">
            <text:p>1380</text:p>
          </table:table-cell>
          <table:table-cell office:value-type="string">
            <text:p>Sioux Fall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81">
            <text:p>1381</text:p>
          </table:table-cell>
          <table:table-cell office:value-type="string">
            <text:p>Edmonton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82">
            <text:p>1382</text:p>
          </table:table-cell>
          <table:table-cell office:value-type="string">
            <text:p>Somervill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83">
            <text:p>1383</text:p>
          </table:table-cell>
          <table:table-cell office:value-type="string">
            <text:p>Ottaw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84">
            <text:p>1384</text:p>
          </table:table-cell>
          <table:table-cell office:value-type="string">
            <text:p>Granby, C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85">
            <text:p>1385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386">
            <text:p>1386</text:p>
          </table:table-cell>
          <table:table-cell office:value-type="string">
            <text:p>GROVEDAL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387">
            <text:p>1387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88">
            <text:p>1388</text:p>
          </table:table-cell>
          <table:table-cell office:value-type="string">
            <text:p>El Carmen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1389">
            <text:p>1389</text:p>
          </table:table-cell>
          <table:table-cell office:value-type="string">
            <text:p>Portland,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0">
            <text:p>1390</text:p>
          </table:table-cell>
          <table:table-cell office:value-type="string">
            <text:p>Bellevu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1">
            <text:p>1391</text:p>
          </table:table-cell>
          <table:table-cell office:value-type="string">
            <text:p>Sunnyvale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2">
            <text:p>1392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393">
            <text:p>1393</text:p>
          </table:table-cell>
          <table:table-cell office:value-type="string">
            <text:p>Welland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394">
            <text:p>1394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5">
            <text:p>1395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5">
          <table:table-cell table:style-name="ce9" office:value-type="float" office:value="1396">
            <text:p>1396</text:p>
          </table:table-cell>
          <table:table-cell office:value-type="string">
            <text:p>grant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7">
            <text:p>1397</text:p>
          </table:table-cell>
          <table:table-cell/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398">
            <text:p>1398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399">
            <text:p>1399</text:p>
          </table:table-cell>
          <table:table-cell office:value-type="string">
            <text:p>Austin, T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0">
            <text:p>1400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01">
            <text:p>1401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2">
            <text:p>1402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3">
            <text:p>1403</text:p>
          </table:table-cell>
          <table:table-cell office:value-type="string">
            <text:p>philadelphi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4">
            <text:p>1404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05">
            <text:p>1405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6">
            <text:p>1406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7">
            <text:p>1407</text:p>
          </table:table-cell>
          <table:table-cell office:value-type="string">
            <text:p>Itha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8">
            <text:p>1408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09">
            <text:p>1409</text:p>
          </table:table-cell>
          <table:table-cell office:value-type="string">
            <text:p>Perth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410">
            <text:p>1410</text:p>
          </table:table-cell>
          <table:table-cell office:value-type="string">
            <text:p>Saint-Lunaire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411">
            <text:p>1411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12">
            <text:p>1412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13">
            <text:p>1413</text:p>
          </table:table-cell>
          <table:table-cell office:value-type="string">
            <text:p>Welling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414">
            <text:p>1414</text:p>
          </table:table-cell>
          <table:table-cell office:value-type="string">
            <text:p>santa clara, c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15">
            <text:p>1415</text:p>
          </table:table-cell>
          <table:table-cell office:value-type="string">
            <text:p>Edwardsville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16">
            <text:p>1416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17">
            <text:p>1417</text:p>
          </table:table-cell>
          <table:table-cell office:value-type="string">
            <text:p>Natal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418">
            <text:p>1418</text:p>
          </table:table-cell>
          <table:table-cell office:value-type="string">
            <text:p>Halifax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19">
            <text:p>1419</text:p>
          </table:table-cell>
          <table:table-cell office:value-type="string">
            <text:p>Atlant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0">
            <text:p>1420</text:p>
          </table:table-cell>
          <table:table-cell office:value-type="string">
            <text:p>Wellington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421">
            <text:p>1421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2">
            <text:p>1422</text:p>
          </table:table-cell>
          <table:table-cell office:value-type="string">
            <text:p>Louisville, 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3">
            <text:p>1423</text:p>
          </table:table-cell>
          <table:table-cell office:value-type="string">
            <text:p>Princeton, NJ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4">
            <text:p>1424</text:p>
          </table:table-cell>
          <table:table-cell office:value-type="string">
            <text:p>Asheville, N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5">
            <text:p>1425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26">
            <text:p>1426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427">
            <text:p>1427</text:p>
          </table:table-cell>
          <table:table-cell/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428">
            <text:p>1428</text:p>
          </table:table-cell>
          <table:table-cell office:value-type="string">
            <text:p>Waterloo, Ontario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29">
            <text:p>1429</text:p>
          </table:table-cell>
          <table:table-cell office:value-type="string">
            <text:p>temp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0">
            <text:p>1430</text:p>
          </table:table-cell>
          <table:table-cell office:value-type="string">
            <text:p>Athens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5">
          <table:table-cell table:style-name="ce9" office:value-type="float" office:value="1431">
            <text:p>1431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2">
            <text:p>1432</text:p>
          </table:table-cell>
          <table:table-cell office:value-type="string">
            <text:p>seattle, W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3">
            <text:p>1433</text:p>
          </table:table-cell>
          <table:table-cell office:value-type="string">
            <text:p>Adelaid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434">
            <text:p>1434</text:p>
          </table:table-cell>
          <table:table-cell office:value-type="string">
            <text:p>Ormond Beac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5">
            <text:p>1435</text:p>
          </table:table-cell>
          <table:table-cell office:value-type="string">
            <text:p>Winnipeg, Manitob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36">
            <text:p>1436</text:p>
          </table:table-cell>
          <table:table-cell office:value-type="string">
            <text:p>Chandler, Arizo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7">
            <text:p>1437</text:p>
          </table:table-cell>
          <table:table-cell office:value-type="string">
            <text:p>Curitib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438">
            <text:p>1438</text:p>
          </table:table-cell>
          <table:table-cell office:value-type="string">
            <text:p>Warwic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39">
            <text:p>1439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0">
            <text:p>1440</text:p>
          </table:table-cell>
          <table:table-cell office:value-type="string">
            <text:p>copenhagen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1441">
            <text:p>1441</text:p>
          </table:table-cell>
          <table:table-cell office:value-type="string">
            <text:p>Newark, D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2">
            <text:p>1442</text:p>
          </table:table-cell>
          <table:table-cell office:value-type="string">
            <text:p>Kernersvill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3">
            <text:p>1443</text:p>
          </table:table-cell>
          <table:table-cell office:value-type="string">
            <text:p>Wise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4">
            <text:p>1444</text:p>
          </table:table-cell>
          <table:table-cell office:value-type="string">
            <text:p>Longmeadow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5">
            <text:p>1445</text:p>
          </table:table-cell>
          <table:table-cell office:value-type="string">
            <text:p>Massapequa, N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6">
            <text:p>1446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47">
            <text:p>1447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448">
            <text:p>1448</text:p>
          </table:table-cell>
          <table:table-cell/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449">
            <text:p>1449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450">
            <text:p>1450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51">
            <text:p>1451</text:p>
          </table:table-cell>
          <table:table-cell office:value-type="string">
            <text:p>Oakla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2">
            <text:p>1452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453">
            <text:p>1453</text:p>
          </table:table-cell>
          <table:table-cell office:value-type="string">
            <text:p>Raleigh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4">
            <text:p>1454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5">
          <table:table-cell table:style-name="ce9" office:value-type="float" office:value="1455">
            <text:p>1455</text:p>
          </table:table-cell>
          <table:table-cell office:value-type="string">
            <text:p>Brookly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6">
            <text:p>1456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5">
          <table:table-cell table:style-name="ce9" office:value-type="float" office:value="1457">
            <text:p>1457</text:p>
          </table:table-cell>
          <table:table-cell office:value-type="string">
            <text:p>Blacksburg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8">
            <text:p>1458</text:p>
          </table:table-cell>
          <table:table-cell office:value-type="string">
            <text:p>Santa Paul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59">
            <text:p>1459</text:p>
          </table:table-cell>
          <table:table-cell office:value-type="string">
            <text:p>Riga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5">
          <table:table-cell table:style-name="ce9" office:value-type="float" office:value="1460">
            <text:p>1460</text:p>
          </table:table-cell>
          <table:table-cell office:value-type="string">
            <text:p>Ensenada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461">
            <text:p>1461</text:p>
          </table:table-cell>
          <table:table-cell office:value-type="string">
            <text:p>Edwardsville, I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2">
            <text:p>1462</text:p>
          </table:table-cell>
          <table:table-cell office:value-type="string">
            <text:p>Campinas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463">
            <text:p>1463</text:p>
          </table:table-cell>
          <table:table-cell office:value-type="string">
            <text:p>Washington D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4">
            <text:p>1464</text:p>
          </table:table-cell>
          <table:table-cell office:value-type="string">
            <text:p>Santa Clar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5">
            <text:p>1465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6">
            <text:p>1466</text:p>
          </table:table-cell>
          <table:table-cell office:value-type="string">
            <text:p>Cambridg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67">
            <text:p>1467</text:p>
          </table:table-cell>
          <table:table-cell office:value-type="string">
            <text:p>Athens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5">
          <table:table-cell table:style-name="ce9" office:value-type="float" office:value="1468">
            <text:p>1468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5">
          <table:table-cell table:style-name="ce9" office:value-type="float" office:value="1469">
            <text:p>1469</text:p>
          </table:table-cell>
          <table:table-cell office:value-type="string">
            <text:p>Portland, O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0">
            <text:p>1470</text:p>
          </table:table-cell>
          <table:table-cell office:value-type="string">
            <text:p>Manchester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1">
            <text:p>1471</text:p>
          </table:table-cell>
          <table:table-cell office:value-type="string">
            <text:p>Eau Clair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2">
            <text:p>1472</text:p>
          </table:table-cell>
          <table:table-cell office:value-type="string">
            <text:p>Brasilia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473">
            <text:p>1473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4">
            <text:p>1474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5">
            <text:p>1475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76">
            <text:p>1476</text:p>
          </table:table-cell>
          <table:table-cell office:value-type="string">
            <text:p>Logroño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9" office:value-type="float" office:value="1477">
            <text:p>1477</text:p>
          </table:table-cell>
          <table:table-cell office:value-type="string">
            <text:p>Coatepec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5">
          <table:table-cell table:style-name="ce9" office:value-type="float" office:value="1478">
            <text:p>1478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79">
            <text:p>1479</text:p>
          </table:table-cell>
          <table:table-cell office:value-type="string">
            <text:p>Truckee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0">
            <text:p>1480</text:p>
          </table:table-cell>
          <table:table-cell office:value-type="string">
            <text:p>NYC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1">
            <text:p>1481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5">
          <table:table-cell table:style-name="ce9" office:value-type="float" office:value="1482">
            <text:p>1482</text:p>
          </table:table-cell>
          <table:table-cell office:value-type="string">
            <text:p>SF Bay Are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3">
            <text:p>1483</text:p>
          </table:table-cell>
          <table:table-cell office:value-type="string">
            <text:p>Holstebro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5">
          <table:table-cell table:style-name="ce9" office:value-type="float" office:value="1484">
            <text:p>1484</text:p>
          </table:table-cell>
          <table:table-cell/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5">
            <text:p>1485</text:p>
          </table:table-cell>
          <table:table-cell office:value-type="string">
            <text:p>Madison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6">
            <text:p>1486</text:p>
          </table:table-cell>
          <table:table-cell office:value-type="string">
            <text:p>Cambridge, M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7">
            <text:p>1487</text:p>
          </table:table-cell>
          <table:table-cell office:value-type="string">
            <text:p>Phoenix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88">
            <text:p>1488</text:p>
          </table:table-cell>
          <table:table-cell office:value-type="string">
            <text:p>Lisbon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89">
            <text:p>1489</text:p>
          </table:table-cell>
          <table:table-cell office:value-type="string">
            <text:p>Oport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90">
            <text:p>1490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91">
            <text:p>1491</text:p>
          </table:table-cell>
          <table:table-cell office:value-type="string">
            <text:p>Aveir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92">
            <text:p>1492</text:p>
          </table:table-cell>
          <table:table-cell office:value-type="string">
            <text:p>Swanzey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93">
            <text:p>1493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94">
            <text:p>1494</text:p>
          </table:table-cell>
          <table:table-cell office:value-type="string">
            <text:p>Cambridg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5">
          <table:table-cell table:style-name="ce9" office:value-type="float" office:value="1495">
            <text:p>1495</text:p>
          </table:table-cell>
          <table:table-cell office:value-type="string">
            <text:p>Madison, AL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96">
            <text:p>1496</text:p>
          </table:table-cell>
          <table:table-cell office:value-type="string">
            <text:p>Coimbra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497">
            <text:p>1497</text:p>
          </table:table-cell>
          <table:table-cell office:value-type="string">
            <text:p>Simpsonville, South Carolin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498">
            <text:p>149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5">
          <table:table-cell table:style-name="ce9" office:value-type="float" office:value="1499">
            <text:p>1499</text:p>
          </table:table-cell>
          <table:table-cell office:value-type="string">
            <text:p>São Paulo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500">
            <text:p>1500</text:p>
          </table:table-cell>
          <table:table-cell office:value-type="string">
            <text:p>Richmond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>
          <table:table-cell table:style-name="ce9" office:value-type="float" office:value="1501">
            <text:p>1501</text:p>
          </table:table-cell>
          <table:table-cell office:value-type="string">
            <text:p>Porto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5">
          <table:table-cell table:style-name="ce9" office:value-type="float" office:value="1502">
            <text:p>1502</text:p>
          </table:table-cell>
          <table:table-cell/>
          <table:table-cell office:value-type="string">
            <text:p>New Zealand</text:p>
          </table:table-cell>
          <table:table-cell table:number-columns-repeated="1021"/>
        </table:table-row>
        <table:table-row table:style-name="ro5">
          <table:table-cell table:style-name="ce9" office:value-type="float" office:value="1503">
            <text:p>1503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9" office:value-type="float" office:value="1504">
            <text:p>1504</text:p>
          </table:table-cell>
          <table:table-cell office:value-type="string">
            <text:p>Toledo, PR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5">
          <table:table-cell table:style-name="ce9" office:value-type="float" office:value="1505">
            <text:p>1505</text:p>
          </table:table-cell>
          <table:table-cell office:value-type="string">
            <text:p>Oak Hill, VA</text:p>
          </table:table-cell>
          <table:table-cell office:value-type="string">
            <text:p>USA</text:p>
          </table:table-cell>
          <table:table-cell table:number-columns-repeated="1021"/>
        </table:table-row>
        <table:table-row table:style-name="ro5" table:number-rows-repeated="10470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uestion 29 - summary" table:style-name="ta1" table:print="false">
        <office:forms form:automatic-focus="false" form:apply-design-mode="false"/>
        <table:table-column table:style-name="co1" table:default-cell-style-name="ce7"/>
        <table:table-column table:style-name="co6" table:default-cell-style-name="ce7"/>
        <table:table-column table:style-name="co3" table:default-cell-style-name="ce7"/>
        <table:table-column table:style-name="co3" table:default-cell-style-name="ce25"/>
        <table:table-column table:style-name="co4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1" office:value-type="string">
            <text:p>Open Source Hardware Survey</text:p>
          </table:covered-table-cell>
          <table:covered-table-cell table:style-name="ce11" office:value-type="string">
            <text:p>Open Source Hardware Survey</text:p>
          </table:covered-table-cell>
          <table:covered-table-cell table:style-name="ce20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ere do you live?</text:p>
          </table:table-cell>
          <table:covered-table-cell table:style-name="ce12" office:value-type="string">
            <text:p>Where do you live?</text:p>
          </table:covered-table-cell>
          <table:covered-table-cell table:style-name="ce12" office:value-type="string">
            <text:p>Where do you live?</text:p>
          </table:covered-table-cell>
          <table:covered-table-cell table:style-name="ce21" office:value-type="string">
            <text:p>Where do you liv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3" office:value-type="string">
            <text:p>Answer Options</text:p>
          </table:covered-table-cell>
          <table:table-cell table:style-name="ce18" office:value-type="string">
            <text:p>Response Percent</text:p>
          </table:table-cell>
          <table:table-cell table:style-name="ce18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ity</text:p>
          </table:table-cell>
          <table:covered-table-cell table:style-name="ce14" office:value-type="string">
            <text:p>City</text:p>
          </table:covered-table-cell>
          <table:table-cell table:style-name="ce19" office:value-type="percentage" office:value="0.936">
            <text:p>93.6%</text:p>
          </table:table-cell>
          <table:table-cell table:style-name="ce22" office:value-type="float" office:value="1408">
            <text:p>140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ountry</text:p>
          </table:table-cell>
          <table:covered-table-cell table:style-name="ce14" office:value-type="string">
            <text:p>Country</text:p>
          </table:covered-table-cell>
          <table:table-cell table:style-name="ce19" office:value-type="percentage" office:value="0.998">
            <text:p>99.8%</text:p>
          </table:table-cell>
          <table:table-cell table:style-name="ce22" office:value-type="float" office:value="1502">
            <text:p>1502</text:p>
          </table:table-cell>
          <table:table-cell office:value-type="string">
            <text:p>Invalid responses: 6</text:p>
          </table:table-cell>
          <table:table-cell table:number-columns-repeated="1019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5" office:value-type="string">
            <text:p>answered question</text:p>
          </table:covered-table-cell>
          <table:covered-table-cell table:style-name="ce15" office:value-type="float" office:value="1505">
            <text:p>1505</text:p>
          </table:covered-table-cell>
          <table:table-cell table:style-name="ce23" office:value-type="float" office:value="1502">
            <text:p>150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6" office:value-type="string">
            <text:p>skipped question</text:p>
          </table:covered-table-cell>
          <table:covered-table-cell table:style-name="ce16" office:value-type="float" office:value="586">
            <text:p>586</text:p>
          </table:covered-table-cell>
          <table:table-cell table:style-name="ce24" office:value-type="float" office:value="589">
            <text:p>58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7" office:value-type="string">
            <text:p>Algeria</text:p>
          </table:table-cell>
          <table:table-cell table:style-name="ce27" office:value-type="string">
            <text:p>Argentina</text:p>
          </table:table-cell>
          <table:table-cell table:style-name="ce27" office:value-type="string">
            <text:p>Australia</text:p>
          </table:table-cell>
          <table:table-cell table:style-name="ce27" office:value-type="string">
            <text:p>Austria</text:p>
          </table:table-cell>
          <table:table-cell table:style-name="ce27" office:value-type="string">
            <text:p>Bahamas</text:p>
          </table:table-cell>
          <table:table-cell table:style-name="ce27" office:value-type="string">
            <text:p>Belarus</text:p>
          </table:table-cell>
          <table:table-cell table:style-name="ce27" office:value-type="string">
            <text:p>Belgium</text:p>
          </table:table-cell>
          <table:table-cell table:style-name="ce27" office:value-type="string">
            <text:p>Brazil</text:p>
          </table:table-cell>
          <table:table-cell table:style-name="ce27" office:value-type="string">
            <text:p>Brunei</text:p>
          </table:table-cell>
          <table:table-cell table:style-name="ce27" office:value-type="string">
            <text:p>Bulgaria</text:p>
          </table:table-cell>
          <table:table-cell table:style-name="ce27" office:value-type="string">
            <text:p>Canada</text:p>
          </table:table-cell>
          <table:table-cell table:style-name="ce27" office:value-type="string">
            <text:p>China</text:p>
          </table:table-cell>
          <table:table-cell table:style-name="ce27" office:value-type="string">
            <text:p>Colombia</text:p>
          </table:table-cell>
          <table:table-cell table:style-name="ce27" office:value-type="string">
            <text:p>Croatia</text:p>
          </table:table-cell>
          <table:table-cell table:style-name="ce27" office:value-type="string">
            <text:p>Czech Republic</text:p>
          </table:table-cell>
          <table:table-cell table:style-name="ce27" office:value-type="string">
            <text:p>Denmark</text:p>
          </table:table-cell>
          <table:table-cell table:style-name="ce27" office:value-type="string">
            <text:p>El Salvador</text:p>
          </table:table-cell>
          <table:table-cell table:style-name="ce27" office:value-type="string">
            <text:p>Estonia</text:p>
          </table:table-cell>
          <table:table-cell table:style-name="ce27" office:value-type="string">
            <text:p>France</text:p>
          </table:table-cell>
          <table:table-cell table:style-name="ce27" office:value-type="string">
            <text:p>Finland</text:p>
          </table:table-cell>
          <table:table-cell table:style-name="ce27" office:value-type="string">
            <text:p>Germany</text:p>
          </table:table-cell>
          <table:table-cell table:style-name="ce27" office:value-type="string">
            <text:p>Greece</text:p>
          </table:table-cell>
          <table:table-cell table:style-name="ce27" office:value-type="string">
            <text:p>Hungary</text:p>
          </table:table-cell>
          <table:table-cell table:style-name="ce27" office:value-type="string">
            <text:p>India</text:p>
          </table:table-cell>
          <table:table-cell table:style-name="ce27" office:value-type="string">
            <text:p>Indonesia</text:p>
          </table:table-cell>
          <table:table-cell table:style-name="ce27" office:value-type="string">
            <text:p>Iran</text:p>
          </table:table-cell>
          <table:table-cell table:style-name="ce27" office:value-type="string">
            <text:p>Ireland</text:p>
          </table:table-cell>
          <table:table-cell table:style-name="ce27" office:value-type="string">
            <text:p>Israel</text:p>
          </table:table-cell>
          <table:table-cell table:style-name="ce27" office:value-type="string">
            <text:p>Italy</text:p>
          </table:table-cell>
          <table:table-cell table:style-name="ce27" office:value-type="string">
            <text:p>Japan</text:p>
          </table:table-cell>
          <table:table-cell table:style-name="ce27" office:value-type="string">
            <text:p>Jordan/Palestine</text:p>
          </table:table-cell>
          <table:table-cell table:style-name="ce29" office:value-type="string">
            <text:p>Kazakhstan</text:p>
          </table:table-cell>
          <table:table-cell table:style-name="ce29" office:value-type="string">
            <text:p>Kyrgyzstan</text:p>
          </table:table-cell>
          <table:table-cell table:style-name="ce27" office:value-type="string">
            <text:p>Latvia</text:p>
          </table:table-cell>
          <table:table-cell table:style-name="ce27" office:value-type="string">
            <text:p>Lithuania</text:p>
          </table:table-cell>
          <table:table-cell table:style-name="ce27" office:value-type="string">
            <text:p>Luxembourg</text:p>
          </table:table-cell>
          <table:table-cell table:style-name="ce27" office:value-type="string">
            <text:p>Macedonia</text:p>
          </table:table-cell>
          <table:table-cell table:style-name="ce27" office:value-type="string">
            <text:p>Malaysia</text:p>
          </table:table-cell>
          <table:table-cell table:style-name="ce27" office:value-type="string">
            <text:p>Mexico</text:p>
          </table:table-cell>
          <table:table-cell table:style-name="ce27" office:value-type="string">
            <text:p>Morocco</text:p>
          </table:table-cell>
          <table:table-cell table:style-name="ce27" office:value-type="string">
            <text:p>The Netherlands</text:p>
          </table:table-cell>
          <table:table-cell table:style-name="ce27" office:value-type="string">
            <text:p>New Zealand</text:p>
          </table:table-cell>
          <table:table-cell table:style-name="ce27" office:value-type="string">
            <text:p>Norway</text:p>
          </table:table-cell>
          <table:table-cell table:style-name="ce27" office:value-type="string">
            <text:p>Pakistan</text:p>
          </table:table-cell>
          <table:table-cell table:style-name="ce27" office:value-type="string">
            <text:p>Panama</text:p>
          </table:table-cell>
          <table:table-cell table:style-name="ce27" office:value-type="string">
            <text:p>Paraguay</text:p>
          </table:table-cell>
          <table:table-cell table:style-name="ce27" office:value-type="string">
            <text:p>Peru</text:p>
          </table:table-cell>
          <table:table-cell table:style-name="ce27" office:value-type="string">
            <text:p>Philippines</text:p>
          </table:table-cell>
          <table:table-cell table:style-name="ce27" office:value-type="string">
            <text:p>Poland</text:p>
          </table:table-cell>
          <table:table-cell table:style-name="ce27" office:value-type="string">
            <text:p>Portugal</text:p>
          </table:table-cell>
          <table:table-cell table:style-name="ce27" office:value-type="string">
            <text:p>Romania</text:p>
          </table:table-cell>
          <table:table-cell table:style-name="ce27" office:value-type="string">
            <text:p>Russia</text:p>
          </table:table-cell>
          <table:table-cell table:style-name="ce27" office:value-type="string">
            <text:p>Saudi Arabia</text:p>
          </table:table-cell>
          <table:table-cell table:style-name="ce27" office:value-type="string">
            <text:p>Scotland</text:p>
          </table:table-cell>
          <table:table-cell table:style-name="ce27" office:value-type="string">
            <text:p>Singapore</text:p>
          </table:table-cell>
          <table:table-cell table:style-name="ce27" office:value-type="string">
            <text:p>Slovakia</text:p>
          </table:table-cell>
          <table:table-cell table:style-name="ce27" office:value-type="string">
            <text:p>Slovenia</text:p>
          </table:table-cell>
          <table:table-cell table:style-name="ce27" office:value-type="string">
            <text:p>South Africa</text:p>
          </table:table-cell>
          <table:table-cell table:style-name="ce27" office:value-type="string">
            <text:p>Spain</text:p>
          </table:table-cell>
          <table:table-cell table:style-name="ce27" office:value-type="string">
            <text:p>Sri Lanka</text:p>
          </table:table-cell>
          <table:table-cell table:style-name="ce27" office:value-type="string">
            <text:p>Sweden</text:p>
          </table:table-cell>
          <table:table-cell table:style-name="ce27" office:value-type="string">
            <text:p>Switzerland</text:p>
          </table:table-cell>
          <table:table-cell table:style-name="ce27" office:value-type="string">
            <text:p>Syria</text:p>
          </table:table-cell>
          <table:table-cell table:style-name="ce27" office:value-type="string">
            <text:p>Taiwan</text:p>
          </table:table-cell>
          <table:table-cell table:style-name="ce27" office:value-type="string">
            <text:p>Thailand</text:p>
          </table:table-cell>
          <table:table-cell table:style-name="ce27" office:value-type="string">
            <text:p>Turkey</text:p>
          </table:table-cell>
          <table:table-cell table:style-name="ce27" office:value-type="string">
            <text:p>UK</text:p>
          </table:table-cell>
          <table:table-cell table:style-name="ce27" office:value-type="string">
            <text:p>Ukraine</text:p>
          </table:table-cell>
          <table:table-cell table:style-name="ce27" office:value-type="string">
            <text:p>USA</text:p>
          </table:table-cell>
          <table:table-cell table:style-name="ce27" office:value-type="string">
            <text:p>Venezuela</text:p>
          </table:table-cell>
          <table:table-cell table:number-columns-repeated="954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4">
            <text:p>54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3">
            <text:p>43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7">
            <text:p>37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9">
            <text:p>59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779">
            <text:p>779</text:p>
          </table:table-cell>
          <table:table-cell table:style-name="ce28" office:value-type="float" office:value="3">
            <text:p>3</text:p>
          </table:table-cell>
          <table:table-cell table:number-columns-repeated="95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Question 29'.A1:'Question 29'.D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144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3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3:56:33</dc:date>
    <dc:creator>Catarina Mota</dc:creator>
    <meta:generator>NeoOffice/3.3$Unix OpenOffice.org_project/Patch 0</meta:generator>
    <meta:editing-duration>PT02H02M25S</meta:editing-duration>
    <meta:editing-cycles>17</meta:editing-cycles>
    <meta:document-statistic meta:table-count="2" meta:cell-count="4626" meta:object-count="0"/>
  </office:meta>
</office:document-meta>
</file>